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128</text:p>
          </table:table-cell>
          <table:table-cell table:style-name="ce1" office:value-type="string" calcext:value-type="string">
            <text:p>M64</text:p>
          </table:table-cell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16</text:p>
          </table:table-cell>
          <table:table-cell table:style-name="ce1" office:value-type="string" calcext:value-type="string">
            <text:p>M8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0.5</text:p>
          </table:table-cell>
          <table:table-cell table:style-name="ce1" office:value-type="string" calcext:value-type="string">
            <text:p>M0.25</text:p>
          </table:table-cell>
          <table:table-cell table:style-name="ce1" office:value-type="string" calcext:value-type="string">
            <text:p>M0.125</text:p>
          </table:table-cell>
          <table:table-cell table:style-name="ce4" office:value-type="string" calcext:value-type="string">
            <text:p>Purity</text:p>
          </table:table-cell>
          <table:table-cell table:style-name="ce11" office:value-type="string" calcext:value-type="string">
            <text:p>WildType</text:p>
          </table:table-cell>
          <table:table-cell office:value-type="string" calcext:value-type="string">
            <text:p>IC50*pur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12519860282763" calcext:value-type="float">
            <text:p>0.051251986</text:p>
          </table:table-cell>
          <table:table-cell office:value-type="float" office:value="0.587298554856094" calcext:value-type="float">
            <text:p>0.5872985549</text:p>
          </table:table-cell>
          <table:table-cell office:value-type="float" office:value="1.08884935423795" calcext:value-type="float">
            <text:p>1.0888493542</text:p>
          </table:table-cell>
          <table:table-cell office:value-type="float" office:value="1.06464177964524" calcext:value-type="float">
            <text:p>1.0646417796</text:p>
          </table:table-cell>
          <table:table-cell office:value-type="float" office:value="1.07099625963415" calcext:value-type="float">
            <text:p>1.0709962596</text:p>
          </table:table-cell>
          <table:table-cell office:value-type="float" office:value="1.0532944875093" calcext:value-type="float">
            <text:p>1.0532944875</text:p>
          </table:table-cell>
          <table:table-cell office:value-type="float" office:value="1.11593164110157" calcext:value-type="float">
            <text:p>1.1159316411</text:p>
          </table:table-cell>
          <table:table-cell office:value-type="float" office:value="1.05949768109137" calcext:value-type="float">
            <text:p>1.05949768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93.39" calcext:value-type="float">
            <text:p>93.39</text:p>
          </table:table-cell>
          <table:table-cell office:value-type="float" office:value="1" calcext:value-type="float">
            <text:p>1</text:p>
          </table:table-cell>
          <table:table-cell office:value-type="float" office:value="61.8074954377573" calcext:value-type="float">
            <text:p>61.80749543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75156969771248" calcext:value-type="float">
            <text:p>0.0751569698</text:p>
          </table:table-cell>
          <table:table-cell office:value-type="float" office:value="0.622096953478408" calcext:value-type="float">
            <text:p>0.6220969535</text:p>
          </table:table-cell>
          <table:table-cell office:value-type="float" office:value="1.12758148801515" calcext:value-type="float">
            <text:p>1.127581488</text:p>
          </table:table-cell>
          <table:table-cell office:value-type="float" office:value="1.06539824775158" calcext:value-type="float">
            <text:p>1.0653982478</text:p>
          </table:table-cell>
          <table:table-cell office:value-type="float" office:value="1.04875557606574" calcext:value-type="float">
            <text:p>1.0487555761</text:p>
          </table:table-cell>
          <table:table-cell office:value-type="float" office:value="1.02908687684448" calcext:value-type="float">
            <text:p>1.0290868768</text:p>
          </table:table-cell>
          <table:table-cell office:value-type="float" office:value="1.04285498595866" calcext:value-type="float">
            <text:p>1.042854986</text:p>
          </table:table-cell>
          <table:table-cell office:value-type="float" office:value="1.05662300489258" calcext:value-type="float">
            <text:p>1.056623004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93.76" calcext:value-type="float">
            <text:p>93.76</text:p>
          </table:table-cell>
          <table:table-cell office:value-type="float" office:value="1" calcext:value-type="float">
            <text:p>1</text:p>
          </table:table-cell>
          <table:table-cell office:value-type="float" office:value="62.4758839049805" calcext:value-type="float">
            <text:p>62.4758839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718664822497226" calcext:value-type="float">
            <text:p>0.0007186648</text:p>
          </table:table-cell>
          <table:table-cell office:value-type="float" office:value="0.254444359116069" calcext:value-type="float">
            <text:p>0.2544443591</text:p>
          </table:table-cell>
          <table:table-cell office:value-type="float" office:value="1.08612598248207" calcext:value-type="float">
            <text:p>1.0861259825</text:p>
          </table:table-cell>
          <table:table-cell office:value-type="float" office:value="1.05858989050607" calcext:value-type="float">
            <text:p>1.0585898905</text:p>
          </table:table-cell>
          <table:table-cell office:value-type="float" office:value="1.00306373911722" calcext:value-type="float">
            <text:p>1.0030637391</text:p>
          </table:table-cell>
          <table:table-cell office:value-type="float" office:value="1.02636352312464" calcext:value-type="float">
            <text:p>1.0263635231</text:p>
          </table:table-cell>
          <table:table-cell office:value-type="float" office:value="1.02938952180238" calcext:value-type="float">
            <text:p>1.0293895218</text:p>
          </table:table-cell>
          <table:table-cell office:value-type="float" office:value="1.01123380027672" calcext:value-type="float">
            <text:p>1.0112338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.89" calcext:value-type="float">
            <text:p>92.89</text:p>
          </table:table-cell>
          <table:table-cell office:value-type="float" office:value="1" calcext:value-type="float">
            <text:p>1</text:p>
          </table:table-cell>
          <table:table-cell office:value-type="float" office:value="55.2879867704985" calcext:value-type="float">
            <text:p>55.28798677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329071860844574" calcext:value-type="float">
            <text:p>0.0032907186</text:p>
          </table:table-cell>
          <table:table-cell office:value-type="float" office:value="0.00313941867455872" calcext:value-type="float">
            <text:p>0.0031394187</text:p>
          </table:table-cell>
          <table:table-cell office:value-type="float" office:value="-0.000340417805912855" calcext:value-type="float">
            <text:p>-0.0003404178</text:p>
          </table:table-cell>
          <table:table-cell office:value-type="float" office:value="-0.0000378235744051672" calcext:value-type="float">
            <text:p>-3.78235744051672E-005</text:p>
          </table:table-cell>
          <table:table-cell office:value-type="float" office:value="-0.00109690620281525" calcext:value-type="float">
            <text:p>-0.0010969062</text:p>
          </table:table-cell>
          <table:table-cell office:value-type="float" office:value="0.000113476359481851" calcext:value-type="float">
            <text:p>0.0001134764</text:p>
          </table:table-cell>
          <table:table-cell office:value-type="float" office:value="1.03362582977096" calcext:value-type="float">
            <text:p>1.0336258298</text:p>
          </table:table-cell>
          <table:table-cell office:value-type="float" office:value="1.01970650639413" calcext:value-type="float">
            <text:p>1.01970650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office:value-type="float" office:value="1.65396754655971" calcext:value-type="float">
            <text:p>1.653967546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329071860844574" calcext:value-type="float">
            <text:p>0.0032907186</text:p>
          </table:table-cell>
          <table:table-cell office:value-type="float" office:value="0.00556017816288657" calcext:value-type="float">
            <text:p>0.0055601782</text:p>
          </table:table-cell>
          <table:table-cell office:value-type="float" office:value="0.000416070590989539" calcext:value-type="float">
            <text:p>0.0004160706</text:p>
          </table:table-cell>
          <table:table-cell office:value-type="float" office:value="0.000567364888610207" calcext:value-type="float">
            <text:p>0.0005673649</text:p>
          </table:table-cell>
          <table:table-cell office:value-type="float" office:value="-0.00139950043432294" calcext:value-type="float">
            <text:p>-0.0013995004</text:p>
          </table:table-cell>
          <table:table-cell office:value-type="float" office:value="0.00268553014543037" calcext:value-type="float">
            <text:p>0.0026855301</text:p>
          </table:table-cell>
          <table:table-cell office:value-type="float" office:value="1.01350327673996" calcext:value-type="float">
            <text:p>1.0135032767</text:p>
          </table:table-cell>
          <table:table-cell office:value-type="float" office:value="1.07871244353706" calcext:value-type="float">
            <text:p>1.078712443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49.81" calcext:value-type="float">
            <text:p>49.81</text:p>
          </table:table-cell>
          <table:table-cell office:value-type="float" office:value="0" calcext:value-type="float">
            <text:p>0</text:p>
          </table:table-cell>
          <table:table-cell office:value-type="float" office:value="1.39216909371711" calcext:value-type="float">
            <text:p>1.39216909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-0.00185339459971764" calcext:value-type="float">
            <text:p>-0.0018533946</text:p>
          </table:table-cell>
          <table:table-cell table:style-name="ce3" office:value-type="float" office:value="0.0252288370284843" calcext:value-type="float">
            <text:p>0.025228837</text:p>
          </table:table-cell>
          <table:table-cell table:style-name="ce3" office:value-type="float" office:value="-0.000643012037420542" calcext:value-type="float">
            <text:p>-0.000643012</text:p>
          </table:table-cell>
          <table:table-cell table:style-name="ce3" office:value-type="float" office:value="-0.00260987736035368" calcext:value-type="float">
            <text:p>-0.0026098774</text:p>
          </table:table-cell>
          <table:table-cell table:style-name="ce3" office:value-type="float" office:value="-0.000189123508292186" calcext:value-type="float">
            <text:p>-0.0001891235</text:p>
          </table:table-cell>
          <table:table-cell table:style-name="ce3" office:value-type="float" office:value="0.00283682444305104" calcext:value-type="float">
            <text:p>0.0028368244</text:p>
          </table:table-cell>
          <table:table-cell table:style-name="ce3" office:value-type="float" office:value="0.751910087337061" calcext:value-type="float">
            <text:p>0.7519100873</text:p>
          </table:table-cell>
          <table:table-cell table:style-name="ce3" office:value-type="float" office:value="1.0051818931015" calcext:value-type="float">
            <text:p>1.005181893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56.14" calcext:value-type="float">
            <text:p>56.14</text:p>
          </table:table-cell>
          <table:table-cell office:value-type="float" office:value="0" calcext:value-type="float">
            <text:p>0</text:p>
          </table:table-cell>
          <table:table-cell office:value-type="float" office:value="1.23181026422004" calcext:value-type="float">
            <text:p>1.23181026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0.0111581799001783" calcext:value-type="float">
            <text:p>0.0111581799</text:p>
          </table:table-cell>
          <table:table-cell table:style-name="ce3" office:value-type="float" office:value="0.00798093765121442" calcext:value-type="float">
            <text:p>0.0079809377</text:p>
          </table:table-cell>
          <table:table-cell table:style-name="ce3" office:value-type="float" office:value="0.00389590707146112" calcext:value-type="float">
            <text:p>0.0038959071</text:p>
          </table:table-cell>
          <table:table-cell table:style-name="ce3" office:value-type="float" office:value="0.00238293591392268" calcext:value-type="float">
            <text:p>0.0023829359</text:p>
          </table:table-cell>
          <table:table-cell table:style-name="ce3" office:value-type="float" office:value="-0.00170209466583062" calcext:value-type="float">
            <text:p>-0.0017020947</text:p>
          </table:table-cell>
          <table:table-cell table:style-name="ce3" office:value-type="float" office:value="0.0013238532855126" calcext:value-type="float">
            <text:p>0.0013238533</text:p>
          </table:table-cell>
          <table:table-cell table:style-name="ce3" office:value-type="float" office:value="0.992019091939184" calcext:value-type="float">
            <text:p>0.9920190919</text:p>
          </table:table-cell>
          <table:table-cell table:style-name="ce3" office:value-type="float" office:value="0.991111247245731" calcext:value-type="float">
            <text:p>0.99111124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4.25" calcext:value-type="float">
            <text:p>54.25</text:p>
          </table:table-cell>
          <table:table-cell office:value-type="float" office:value="0" calcext:value-type="float">
            <text:p>0</text:p>
          </table:table-cell>
          <table:table-cell office:value-type="float" office:value="1.33508433406213" calcext:value-type="float">
            <text:p>1.33508433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.894129680504057" calcext:value-type="float">
            <text:p>0.8941296805</text:p>
          </table:table-cell>
          <table:table-cell table:style-name="ce3" office:value-type="float" office:value="0.99867610866969" calcext:value-type="float">
            <text:p>0.9986761087</text:p>
          </table:table-cell>
          <table:table-cell table:style-name="ce3" office:value-type="float" office:value="0.992926846452375" calcext:value-type="float">
            <text:p>0.9929268465</text:p>
          </table:table-cell>
          <table:table-cell table:style-name="ce3" office:value-type="float" office:value="1.00578709283705" calcext:value-type="float">
            <text:p>1.0057870928</text:p>
          </table:table-cell>
          <table:table-cell table:style-name="ce3" office:value-type="float" office:value="1.01758826222959" calcext:value-type="float">
            <text:p>1.0175882622</text:p>
          </table:table-cell>
          <table:table-cell table:style-name="ce3" office:value-type="float" office:value="1.02469924639695" calcext:value-type="float">
            <text:p>1.0246992464</text:p>
          </table:table-cell>
          <table:table-cell table:style-name="ce3" office:value-type="float" office:value="1.00881309151479" calcext:value-type="float">
            <text:p>1.0088130915</text:p>
          </table:table-cell>
          <table:table-cell table:style-name="ce3" office:value-type="float" office:value="0.991111247245731" calcext:value-type="float">
            <text:p>0.99111124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107.05095648977" calcext:value-type="float">
            <text:p>107.05095648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-0.00079431197130756" calcext:value-type="float">
            <text:p>-0.000794312</text:p>
          </table:table-cell>
          <table:table-cell table:style-name="ce3" office:value-type="float" office:value="0.589416753930513" calcext:value-type="float">
            <text:p>0.5894167539</text:p>
          </table:table-cell>
          <table:table-cell table:style-name="ce3" office:value-type="float" office:value="1.02031161594942" calcext:value-type="float">
            <text:p>1.0203116159</text:p>
          </table:table-cell>
          <table:table-cell table:style-name="ce3" office:value-type="float" office:value="1.01607530798085" calcext:value-type="float">
            <text:p>1.016075308</text:p>
          </table:table-cell>
          <table:table-cell table:style-name="ce3" office:value-type="float" office:value="1.02817912233128" calcext:value-type="float">
            <text:p>1.0281791223</text:p>
          </table:table-cell>
          <table:table-cell table:style-name="ce3" office:value-type="float" office:value="1.0248505688759" calcext:value-type="float">
            <text:p>1.0248505689</text:p>
          </table:table-cell>
          <table:table-cell table:style-name="ce3" office:value-type="float" office:value="1.00805656930029" calcext:value-type="float">
            <text:p>1.0080565693</text:p>
          </table:table-cell>
          <table:table-cell table:style-name="ce3" office:value-type="float" office:value="0.9886905384838" calcext:value-type="float">
            <text:p>0.98869053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45" calcext:value-type="float">
            <text:p>27.45</text:p>
          </table:table-cell>
          <table:table-cell office:value-type="float" office:value="0" calcext:value-type="float">
            <text:p>0</text:p>
          </table:table-cell>
          <table:table-cell office:value-type="float" office:value="18.2050382603453" calcext:value-type="float">
            <text:p>18.20503826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-0.00215598883122533" calcext:value-type="float">
            <text:p>-0.0021559888</text:p>
          </table:table-cell>
          <table:table-cell table:style-name="ce3" office:value-type="float" office:value="0.383652315784239" calcext:value-type="float">
            <text:p>0.3836523158</text:p>
          </table:table-cell>
          <table:table-cell table:style-name="ce3" office:value-type="float" office:value="1.03105379853007" calcext:value-type="float">
            <text:p>1.0310537985</text:p>
          </table:table-cell>
          <table:table-cell table:style-name="ce3" office:value-type="float" office:value="1.0248505688759" calcext:value-type="float">
            <text:p>1.0248505689</text:p>
          </table:table-cell>
          <table:table-cell table:style-name="ce3" office:value-type="float" office:value="1.01153644523463" calcext:value-type="float">
            <text:p>1.0115364452</text:p>
          </table:table-cell>
          <table:table-cell table:style-name="ce3" office:value-type="float" office:value="1.01849610692304" calcext:value-type="float">
            <text:p>1.0184961069</text:p>
          </table:table-cell>
          <table:table-cell table:style-name="ce3" office:value-type="float" office:value="1.01350327673996" calcext:value-type="float">
            <text:p>1.0135032767</text:p>
          </table:table-cell>
          <table:table-cell table:style-name="ce3" office:value-type="float" office:value="1.00382026133172" calcext:value-type="float">
            <text:p>1.00382026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.12" calcext:value-type="float">
            <text:p>59.12</text:p>
          </table:table-cell>
          <table:table-cell office:value-type="float" office:value="0" calcext:value-type="float">
            <text:p>0</text:p>
          </table:table-cell>
          <table:table-cell office:value-type="float" office:value="36.343452674833" calcext:value-type="float">
            <text:p>36.343452674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0.000416070590989539" calcext:value-type="float">
            <text:p>0.0004160706</text:p>
          </table:table-cell>
          <table:table-cell table:style-name="ce3" office:value-type="float" office:value="0.0303729446003814" calcext:value-type="float">
            <text:p>0.0303729446</text:p>
          </table:table-cell>
          <table:table-cell table:style-name="ce3" office:value-type="float" office:value="-0.000340417805912855" calcext:value-type="float">
            <text:p>-0.0003404178</text:p>
          </table:table-cell>
          <table:table-cell table:style-name="ce3" office:value-type="float" office:value="0.000416070590989539" calcext:value-type="float">
            <text:p>0.0004160706</text:p>
          </table:table-cell>
          <table:table-cell table:style-name="ce3" office:value-type="float" office:value="-0.00124820050043592" calcext:value-type="float">
            <text:p>-0.0012482005</text:p>
          </table:table-cell>
          <table:table-cell table:style-name="ce3" office:value-type="float" office:value="1.03044859879452" calcext:value-type="float">
            <text:p>1.0304485988</text:p>
          </table:table-cell>
          <table:table-cell table:style-name="ce3" office:value-type="float" office:value="1.04134201367387" calcext:value-type="float">
            <text:p>1.0413420137</text:p>
          </table:table-cell>
          <table:table-cell table:style-name="ce3" office:value-type="float" office:value="1.00851044655689" calcext:value-type="float">
            <text:p>1.008510446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34.21" calcext:value-type="float">
            <text:p>34.21</text:p>
          </table:table-cell>
          <table:table-cell office:value-type="float" office:value="0" calcext:value-type="float">
            <text:p>0</text:p>
          </table:table-cell>
          <table:table-cell office:value-type="float" office:value="1.98514663258758" calcext:value-type="float">
            <text:p>1.98514663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0.0269558547042243" calcext:value-type="float">
            <text:p>0.0269558547</text:p>
          </table:table-cell>
          <table:table-cell table:style-name="ce3" office:value-type="float" office:value="-0.00501079102446084" calcext:value-type="float">
            <text:p>-0.005010791</text:p>
          </table:table-cell>
          <table:table-cell table:style-name="ce3" office:value-type="float" office:value="0.042610003668064" calcext:value-type="float">
            <text:p>0.0426100037</text:p>
          </table:table-cell>
          <table:table-cell table:style-name="ce3" office:value-type="float" office:value="0.0044255892245983" calcext:value-type="float">
            <text:p>0.0044255892</text:p>
          </table:table-cell>
          <table:table-cell table:style-name="ce3" office:value-type="float" office:value="0.0006217791605266" calcext:value-type="float">
            <text:p>0.0006217792</text:p>
          </table:table-cell>
          <table:table-cell table:style-name="ce3" office:value-type="float" office:value="0.00149958022528571" calcext:value-type="float">
            <text:p>0.0014995802</text:p>
          </table:table-cell>
          <table:table-cell table:style-name="ce3" office:value-type="float" office:value="0.994586901609159" calcext:value-type="float">
            <text:p>0.9945869016</text:p>
          </table:table-cell>
          <table:table-cell table:style-name="ce3" office:value-type="float" office:value="0.992831266778947" calcext:value-type="float">
            <text:p>0.9928312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69" calcext:value-type="float">
            <text:p>26.69</text:p>
          </table:table-cell>
          <table:table-cell office:value-type="float" office:value="0" calcext:value-type="float">
            <text:p>0</text:p>
          </table:table-cell>
          <table:table-cell office:value-type="float" office:value="0.672628138740251" calcext:value-type="float">
            <text:p>0.672628138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-0.00114722415585919" calcext:value-type="float">
            <text:p>-0.0011472242</text:p>
          </table:table-cell>
          <table:table-cell table:style-name="ce3" office:value-type="float" office:value="-0.0013001904157555" calcext:value-type="float">
            <text:p>-0.0013001904</text:p>
          </table:table-cell>
          <table:table-cell table:style-name="ce3" office:value-type="float" office:value="-0.00390057124726651" calcext:value-type="float">
            <text:p>-0.0039005712</text:p>
          </table:table-cell>
          <table:table-cell table:style-name="ce3" office:value-type="float" office:value="-0.00191204405865918" calcext:value-type="float">
            <text:p>-0.0019120441</text:p>
          </table:table-cell>
          <table:table-cell table:style-name="ce3" office:value-type="float" office:value="-0.00497131797151833" calcext:value-type="float">
            <text:p>-0.004971318</text:p>
          </table:table-cell>
          <table:table-cell table:style-name="ce3" office:value-type="float" office:value="-0.00160611723720734" calcext:value-type="float">
            <text:p>-0.0016061172</text:p>
          </table:table-cell>
          <table:table-cell table:style-name="ce3" office:value-type="float" office:value="1.03793499424012" calcext:value-type="float">
            <text:p>1.0379349942</text:p>
          </table:table-cell>
          <table:table-cell table:style-name="ce3" office:value-type="float" office:value="1.02279153965065" calcext:value-type="float">
            <text:p>1.02279153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.19" calcext:value-type="float">
            <text:p>45.19</text:p>
          </table:table-cell>
          <table:table-cell office:value-type="float" office:value="0" calcext:value-type="float">
            <text:p>0</text:p>
          </table:table-cell>
          <table:table-cell office:value-type="float" office:value="1.35074511170451" calcext:value-type="float">
            <text:p>1.35074511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0.0667686441732642" calcext:value-type="float">
            <text:p>0.0667686442</text:p>
          </table:table-cell>
          <table:table-cell table:style-name="ce3" office:value-type="float" office:value="0.0254684491988361" calcext:value-type="float">
            <text:p>0.0254684492</text:p>
          </table:table-cell>
          <table:table-cell table:style-name="ce3" office:value-type="float" office:value="0.00940726543008113" calcext:value-type="float">
            <text:p>0.0094072654</text:p>
          </table:table-cell>
          <table:table-cell table:style-name="ce3" office:value-type="float" office:value="0.00390057694560729" calcext:value-type="float">
            <text:p>0.0039005769</text:p>
          </table:table-cell>
          <table:table-cell table:style-name="ce3" office:value-type="float" office:value="-0.0286500949799442" calcext:value-type="float">
            <text:p>-0.028650095</text:p>
          </table:table-cell>
          <table:table-cell table:style-name="ce3" office:value-type="float" office:value="-0.00160611723720734" calcext:value-type="float">
            <text:p>-0.0016061172</text:p>
          </table:table-cell>
          <table:table-cell table:style-name="ce3" office:value-type="float" office:value="1.0420649692905" calcext:value-type="float">
            <text:p>1.0420649693</text:p>
          </table:table-cell>
          <table:table-cell table:style-name="ce3" office:value-type="float" office:value="1.01284898348439" calcext:value-type="float">
            <text:p>1.0128489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08" calcext:value-type="float">
            <text:p>95.08</text:p>
          </table:table-cell>
          <table:table-cell office:value-type="float" office:value="0" calcext:value-type="float">
            <text:p>0</text:p>
          </table:table-cell>
          <table:table-cell office:value-type="float" office:value="2.75539329657615" calcext:value-type="float">
            <text:p>2.75539329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-0.00481835171162202" calcext:value-type="float">
            <text:p>-0.0048183517</text:p>
          </table:table-cell>
          <table:table-cell table:style-name="ce3" office:value-type="float" office:value="0.870898664810375" calcext:value-type="float">
            <text:p>0.8708986648</text:p>
          </table:table-cell>
          <table:table-cell table:style-name="ce3" office:value-type="float" office:value="1.04175908235744" calcext:value-type="float">
            <text:p>1.0417590824</text:p>
          </table:table-cell>
          <table:table-cell table:style-name="ce3" office:value-type="float" office:value="1.02646275176979" calcext:value-type="float">
            <text:p>1.0264627518</text:p>
          </table:table-cell>
          <table:table-cell table:style-name="ce3" office:value-type="float" office:value="1.02783940343387" calcext:value-type="float">
            <text:p>1.0278394034</text:p>
          </table:table-cell>
          <table:table-cell table:style-name="ce3" office:value-type="float" office:value="1.02814533595366" calcext:value-type="float">
            <text:p>1.028145336</text:p>
          </table:table-cell>
          <table:table-cell table:style-name="ce3" office:value-type="float" office:value="1.03885274621277" calcext:value-type="float">
            <text:p>1.0388527462</text:p>
          </table:table-cell>
          <table:table-cell table:style-name="ce3" office:value-type="float" office:value="1.02738048186081" calcext:value-type="float">
            <text:p>1.02738048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3" calcext:value-type="float">
            <text:p>94.53</text:p>
          </table:table-cell>
          <table:table-cell office:value-type="float" office:value="0" calcext:value-type="float">
            <text:p>0</text:p>
          </table:table-cell>
          <table:table-cell office:value-type="float" office:value="71.6736043520579" calcext:value-type="float">
            <text:p>71.67360435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-0.00313575134446652" calcext:value-type="float">
            <text:p>-0.0031357513</text:p>
          </table:table-cell>
          <table:table-cell table:style-name="ce3" office:value-type="float" office:value="-0.00114722415585919" calcext:value-type="float">
            <text:p>-0.0011472242</text:p>
          </table:table-cell>
          <table:table-cell table:style-name="ce3" office:value-type="float" office:value="0.642370947397021" calcext:value-type="float">
            <text:p>0.6423709474</text:p>
          </table:table-cell>
          <table:table-cell table:style-name="ce3" office:value-type="float" office:value="1.01101338836563" calcext:value-type="float">
            <text:p>1.0110133884</text:p>
          </table:table-cell>
          <table:table-cell table:style-name="ce3" office:value-type="float" office:value="1.03946461125235" calcext:value-type="float">
            <text:p>1.0394646113</text:p>
          </table:table-cell>
          <table:table-cell table:style-name="ce3" office:value-type="float" office:value="1.03487566904219" calcext:value-type="float">
            <text:p>1.034875669</text:p>
          </table:table-cell>
          <table:table-cell table:style-name="ce3" office:value-type="float" office:value="1.02462713476941" calcext:value-type="float">
            <text:p>1.0246271348</text:p>
          </table:table-cell>
          <table:table-cell table:style-name="ce3" office:value-type="float" office:value="1.02126192263841" calcext:value-type="float">
            <text:p>1.021261922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97.54" calcext:value-type="float">
            <text:p>97.54</text:p>
          </table:table-cell>
          <table:table-cell office:value-type="float" office:value="0" calcext:value-type="float">
            <text:p>0</text:p>
          </table:table-cell>
          <table:table-cell office:value-type="float" office:value="33.2589218210361" calcext:value-type="float">
            <text:p>33.25892182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0.00175908349710365" calcext:value-type="float">
            <text:p>0.0017590835</text:p>
          </table:table-cell>
          <table:table-cell table:style-name="ce3" office:value-type="float" office:value="-0.00114722415585919" calcext:value-type="float">
            <text:p>-0.0011472242</text:p>
          </table:table-cell>
          <table:table-cell table:style-name="ce3" office:value-type="float" office:value="0.698967506237404" calcext:value-type="float">
            <text:p>0.6989675062</text:p>
          </table:table-cell>
          <table:table-cell table:style-name="ce3" office:value-type="float" office:value="1.02707459492775" calcext:value-type="float">
            <text:p>1.0270745949</text:p>
          </table:table-cell>
          <table:table-cell table:style-name="ce3" office:value-type="float" office:value="1.0446654185021" calcext:value-type="float">
            <text:p>1.0446654185</text:p>
          </table:table-cell>
          <table:table-cell table:style-name="ce3" office:value-type="float" office:value="1.02646272988816" calcext:value-type="float">
            <text:p>1.0264627299</text:p>
          </table:table-cell>
          <table:table-cell table:style-name="ce3" office:value-type="float" office:value="1.02401526972982" calcext:value-type="float">
            <text:p>1.0240152697</text:p>
          </table:table-cell>
          <table:table-cell table:style-name="ce3" office:value-type="float" office:value="1.03365203013647" calcext:value-type="float">
            <text:p>1.0336520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.88" calcext:value-type="float">
            <text:p>91.88</text:p>
          </table:table-cell>
          <table:table-cell office:value-type="float" office:value="0" calcext:value-type="float">
            <text:p>0</text:p>
          </table:table-cell>
          <table:table-cell office:value-type="float" office:value="31.8993335793097" calcext:value-type="float">
            <text:p>31.899333579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-0.00191204405865918" calcext:value-type="float">
            <text:p>-0.0019120441</text:p>
          </table:table-cell>
          <table:table-cell table:style-name="ce3" office:value-type="float" office:value="-0.00420649806871834" calcext:value-type="float">
            <text:p>-0.0042064981</text:p>
          </table:table-cell>
          <table:table-cell table:style-name="ce3" office:value-type="float" office:value="-0.00726577198157749" calcext:value-type="float">
            <text:p>-0.007265772</text:p>
          </table:table-cell>
          <table:table-cell table:style-name="ce3" office:value-type="float" office:value="-0.00206501031855548" calcext:value-type="float">
            <text:p>-0.0020650103</text:p>
          </table:table-cell>
          <table:table-cell table:style-name="ce3" office:value-type="float" office:value="-0.00252389770156285" calcext:value-type="float">
            <text:p>-0.0025238977</text:p>
          </table:table-cell>
          <table:table-cell table:style-name="ce3" office:value-type="float" office:value="1.04390056440926" calcext:value-type="float">
            <text:p>1.0439005644</text:p>
          </table:table-cell>
          <table:table-cell table:style-name="ce3" office:value-type="float" office:value="1.0279923469004" calcext:value-type="float">
            <text:p>1.0279923469</text:p>
          </table:table-cell>
          <table:table-cell table:style-name="ce3" office:value-type="float" office:value="1.03869984833296" calcext:value-type="float">
            <text:p>1.03869984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.72" calcext:value-type="float">
            <text:p>39.72</text:p>
          </table:table-cell>
          <table:table-cell office:value-type="float" office:value="0" calcext:value-type="float">
            <text:p>0</text:p>
          </table:table-cell>
          <table:table-cell office:value-type="float" office:value="2.35593619916957" calcext:value-type="float">
            <text:p>2.355936199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1.01346075735052" calcext:value-type="float">
            <text:p>1.0134607574</text:p>
          </table:table-cell>
          <table:table-cell table:style-name="ce3" office:value-type="float" office:value="0.992045845658845" calcext:value-type="float">
            <text:p>0.9920458457</text:p>
          </table:table-cell>
          <table:table-cell table:style-name="ce3" office:value-type="float" office:value="1.01376673545704" calcext:value-type="float">
            <text:p>1.0137667355</text:p>
          </table:table-cell>
          <table:table-cell table:style-name="ce3" office:value-type="float" office:value="1.00933078230013" calcext:value-type="float">
            <text:p>1.0093307823</text:p>
          </table:table-cell>
          <table:table-cell table:style-name="ce3" office:value-type="float" office:value="1.03013382895222" calcext:value-type="float">
            <text:p>1.030133829</text:p>
          </table:table-cell>
          <table:table-cell table:style-name="ce3" office:value-type="float" office:value="1.0279923469004" calcext:value-type="float">
            <text:p>1.0279923469</text:p>
          </table:table-cell>
          <table:table-cell table:style-name="ce3" office:value-type="float" office:value="1.01040152332604" calcext:value-type="float">
            <text:p>1.0104015233</text:p>
          </table:table-cell>
          <table:table-cell table:style-name="ce3" office:value-type="float" office:value="1.04313571031641" calcext:value-type="float">
            <text:p>1.0431357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.66" calcext:value-type="float">
            <text:p>59.66</text:p>
          </table:table-cell>
          <table:table-cell office:value-type="float" office:value="0" calcext:value-type="float">
            <text:p>0</text:p>
          </table:table-cell>
          <table:table-cell office:value-type="float" office:value="464.375181650037" calcext:value-type="float">
            <text:p>464.375181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-0.000841297334407357" calcext:value-type="float">
            <text:p>-0.0008412973</text:p>
          </table:table-cell>
          <table:table-cell table:style-name="ce3" office:value-type="float" office:value="0.0005353762112963" calcext:value-type="float">
            <text:p>0.0005353762</text:p>
          </table:table-cell>
          <table:table-cell table:style-name="ce3" office:value-type="float" office:value="-0.00298279078291099" calcext:value-type="float">
            <text:p>-0.0029827908</text:p>
          </table:table-cell>
          <table:table-cell table:style-name="ce3" office:value-type="float" office:value="-0.00160611723720734" calcext:value-type="float">
            <text:p>-0.0016061172</text:p>
          </table:table-cell>
          <table:table-cell table:style-name="ce3" office:value-type="float" office:value="0.330172076215536" calcext:value-type="float">
            <text:p>0.3301720762</text:p>
          </table:table-cell>
          <table:table-cell table:style-name="ce3" office:value-type="float" office:value="1.02982794201915" calcext:value-type="float">
            <text:p>1.029827942</text:p>
          </table:table-cell>
          <table:table-cell table:style-name="ce3" office:value-type="float" office:value="1.02141491169167" calcext:value-type="float">
            <text:p>1.0214149117</text:p>
          </table:table-cell>
          <table:table-cell table:style-name="ce3" office:value-type="float" office:value="1.03319315415015" calcext:value-type="float">
            <text:p>1.0331931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.84" calcext:value-type="float">
            <text:p>52.84</text:p>
          </table:table-cell>
          <table:table-cell office:value-type="float" office:value="0" calcext:value-type="float">
            <text:p>0</text:p>
          </table:table-cell>
          <table:table-cell office:value-type="float" office:value="3.99056366598731" calcext:value-type="float">
            <text:p>3.99056366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1.0665392061801" calcext:value-type="float">
            <text:p>1.0665392062</text:p>
          </table:table-cell>
          <table:table-cell table:style-name="ce3" office:value-type="float" office:value="1.03518164714871" calcext:value-type="float">
            <text:p>1.0351816471</text:p>
          </table:table-cell>
          <table:table-cell table:style-name="ce3" office:value-type="float" office:value="1.03349904108321" calcext:value-type="float">
            <text:p>1.0334990411</text:p>
          </table:table-cell>
          <table:table-cell table:style-name="ce3" office:value-type="float" office:value="1.03426389517606" calcext:value-type="float">
            <text:p>1.0342638952</text:p>
          </table:table-cell>
          <table:table-cell table:style-name="ce3" office:value-type="float" office:value="1.02783935784714" calcext:value-type="float">
            <text:p>1.0278393578</text:p>
          </table:table-cell>
          <table:table-cell table:style-name="ce3" office:value-type="float" office:value="1.0183556776672" calcext:value-type="float">
            <text:p>1.0183556777</text:p>
          </table:table-cell>
          <table:table-cell table:style-name="ce3" office:value-type="float" office:value="1.02034417066576" calcext:value-type="float">
            <text:p>1.0203441707</text:p>
          </table:table-cell>
          <table:table-cell table:style-name="ce3" office:value-type="float" office:value="1.02248565271758" calcext:value-type="float">
            <text:p>1.02248565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1.76" calcext:value-type="float">
            <text:p>51.76</text:p>
          </table:table-cell>
          <table:table-cell office:value-type="float" office:value="0" calcext:value-type="float">
            <text:p>0</text:p>
          </table:table-cell>
          <table:table-cell office:value-type="float" office:value="638.088449757326" calcext:value-type="float">
            <text:p>638.08844975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float" office:value="-0.00466539115006649" calcext:value-type="float">
            <text:p>-0.0046653912</text:p>
          </table:table-cell>
          <table:table-cell table:style-name="ce3" office:value-type="float" office:value="0.715334599732588" calcext:value-type="float">
            <text:p>0.7153345997</text:p>
          </table:table-cell>
          <table:table-cell table:style-name="ce3" office:value-type="float" office:value="0.953499077552594" calcext:value-type="float">
            <text:p>0.9534990776</text:p>
          </table:table-cell>
          <table:table-cell table:style-name="ce3" office:value-type="float" office:value="1.02065005759883" calcext:value-type="float">
            <text:p>1.0206500576</text:p>
          </table:table-cell>
          <table:table-cell table:style-name="ce3" office:value-type="float" office:value="1.02783938337571" calcext:value-type="float">
            <text:p>1.0278393834</text:p>
          </table:table-cell>
          <table:table-cell table:style-name="ce3" office:value-type="float" office:value="1.02447414571615" calcext:value-type="float">
            <text:p>1.0244741457</text:p>
          </table:table-cell>
          <table:table-cell table:style-name="ce3" office:value-type="float" office:value="1.03548753408178" calcext:value-type="float">
            <text:p>1.0354875341</text:p>
          </table:table-cell>
          <table:table-cell table:style-name="ce3" office:value-type="float" office:value="1.01942641869311" calcext:value-type="float">
            <text:p>1.01942641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92.18" calcext:value-type="float">
            <text:p>92.18</text:p>
          </table:table-cell>
          <table:table-cell office:value-type="float" office:value="0" calcext:value-type="float">
            <text:p>0</text:p>
          </table:table-cell>
          <table:table-cell office:value-type="float" office:value="66.4903262858608" calcext:value-type="float">
            <text:p>66.490326285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float" office:value="0.0308221771217544" calcext:value-type="float">
            <text:p>0.0308221771</text:p>
          </table:table-cell>
          <table:table-cell table:style-name="ce3" office:value-type="float" office:value="0.0138432128886439" calcext:value-type="float">
            <text:p>0.0138432129</text:p>
          </table:table-cell>
          <table:table-cell table:style-name="ce3" office:value-type="float" office:value="-0.00160611723720734" calcext:value-type="float">
            <text:p>-0.0016061172</text:p>
          </table:table-cell>
          <table:table-cell table:style-name="ce3" office:value-type="float" office:value="0.817667318100985" calcext:value-type="float">
            <text:p>0.8176673181</text:p>
          </table:table-cell>
          <table:table-cell table:style-name="ce3" office:value-type="float" office:value="1.04497130543517" calcext:value-type="float">
            <text:p>1.0449713054</text:p>
          </table:table-cell>
          <table:table-cell table:style-name="ce3" office:value-type="float" office:value="1.07082217028375" calcext:value-type="float">
            <text:p>1.0708221703</text:p>
          </table:table-cell>
          <table:table-cell table:style-name="ce3" office:value-type="float" office:value="1.02141491169167" calcext:value-type="float">
            <text:p>1.0214149117</text:p>
          </table:table-cell>
          <table:table-cell table:style-name="ce3" office:value-type="float" office:value="1.01468448742969" calcext:value-type="float">
            <text:p>1.0146844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.61" calcext:value-type="float">
            <text:p>80.61</text:p>
          </table:table-cell>
          <table:table-cell office:value-type="float" office:value="0" calcext:value-type="float">
            <text:p>0</text:p>
          </table:table-cell>
          <table:table-cell office:value-type="float" office:value="14.3877612246051" calcext:value-type="float">
            <text:p>14.387761224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-0.00245053274130363" calcext:value-type="float">
            <text:p>-0.0024505327</text:p>
          </table:table-cell>
          <table:table-cell office:value-type="float" office:value="0.001206979870366" calcext:value-type="float">
            <text:p>0.0012069799</text:p>
          </table:table-cell>
          <table:table-cell office:value-type="float" office:value="-0.00142642877402689" calcext:value-type="float">
            <text:p>-0.0014264288</text:p>
          </table:table-cell>
          <table:table-cell office:value-type="float" office:value="0.95932849071489" calcext:value-type="float">
            <text:p>0.9593284907</text:p>
          </table:table-cell>
          <table:table-cell office:value-type="float" office:value="0.989320084320373" calcext:value-type="float">
            <text:p>0.9893200843</text:p>
          </table:table-cell>
          <table:table-cell office:value-type="float" office:value="0.860575710151081" calcext:value-type="float">
            <text:p>0.8605757102</text:p>
          </table:table-cell>
          <table:table-cell office:value-type="float" office:value="0.984784716142789" calcext:value-type="float">
            <text:p>0.9847847161</text:p>
          </table:table-cell>
          <table:table-cell office:value-type="float" office:value="0.976153041098409" calcext:value-type="float">
            <text:p>0.97615304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.22" calcext:value-type="float">
            <text:p>70.22</text:p>
          </table:table-cell>
          <table:table-cell office:value-type="float" office:value="0" calcext:value-type="float">
            <text:p>0</text:p>
          </table:table-cell>
          <table:table-cell office:value-type="float" office:value="15.006767528973" calcext:value-type="float">
            <text:p>15.00676752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0156687058863712" calcext:value-type="float">
            <text:p>0.0015668706</text:p>
          </table:table-cell>
          <table:table-cell office:value-type="float" office:value="0.00544674362485027" calcext:value-type="float">
            <text:p>0.0054467436</text:p>
          </table:table-cell>
          <table:table-cell office:value-type="float" office:value="0.000671516760715574" calcext:value-type="float">
            <text:p>0.0006715168</text:p>
          </table:table-cell>
          <table:table-cell office:value-type="float" office:value="0.00111919645422518" calcext:value-type="float">
            <text:p>0.0011191965</text:p>
          </table:table-cell>
          <table:table-cell office:value-type="float" office:value="0.989143838310887" calcext:value-type="float">
            <text:p>0.9891438383</text:p>
          </table:table-cell>
          <table:table-cell office:value-type="float" office:value="0.984816280911522" calcext:value-type="float">
            <text:p>0.9848162809</text:p>
          </table:table-cell>
          <table:table-cell office:value-type="float" office:value="0.968102964984206" calcext:value-type="float">
            <text:p>0.968102965</text:p>
          </table:table-cell>
          <table:table-cell office:value-type="float" office:value="0.98974075198103" calcext:value-type="float">
            <text:p>0.9897407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.38" calcext:value-type="float">
            <text:p>40.38</text:p>
          </table:table-cell>
          <table:table-cell office:value-type="float" office:value="0" calcext:value-type="float">
            <text:p>0</text:p>
          </table:table-cell>
          <table:table-cell office:value-type="float" office:value="4.34020179771809" calcext:value-type="float">
            <text:p>4.34020179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0.000820739619153669" calcext:value-type="float">
            <text:p>-0.0008207396</text:p>
          </table:table-cell>
          <table:table-cell office:value-type="float" office:value="0.00246222997565632" calcext:value-type="float">
            <text:p>0.00246223</text:p>
          </table:table-cell>
          <table:table-cell office:value-type="float" office:value="-0.000373065484741725" calcext:value-type="float">
            <text:p>-0.0003730655</text:p>
          </table:table-cell>
          <table:table-cell office:value-type="float" office:value="0.000373065484741725" calcext:value-type="float">
            <text:p>0.0003730655</text:p>
          </table:table-cell>
          <table:table-cell office:value-type="float" office:value="1.01242302671865" calcext:value-type="float">
            <text:p>1.0124230267</text:p>
          </table:table-cell>
          <table:table-cell office:value-type="float" office:value="0.993471395710252" calcext:value-type="float">
            <text:p>0.9934713957</text:p>
          </table:table-cell>
          <table:table-cell office:value-type="float" office:value="1.00048502015248" calcext:value-type="float">
            <text:p>1.0004850202</text:p>
          </table:table-cell>
          <table:table-cell office:value-type="float" office:value="0.997948114817981" calcext:value-type="float">
            <text:p>0.9979481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.17" calcext:value-type="float">
            <text:p>68.17</text:p>
          </table:table-cell>
          <table:table-cell office:value-type="float" office:value="0" calcext:value-type="float">
            <text:p>0</text:p>
          </table:table-cell>
          <table:table-cell office:value-type="float" office:value="8.15177594582038" calcext:value-type="float">
            <text:p>8.151775945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0126095900360601" calcext:value-type="float">
            <text:p>0.01260959</text:p>
          </table:table-cell>
          <table:table-cell office:value-type="float" office:value="0.00589442242890441" calcext:value-type="float">
            <text:p>0.0058944224</text:p>
          </table:table-cell>
          <table:table-cell office:value-type="float" office:value="0.0000746142087678766" calcext:value-type="float">
            <text:p>7.46142087678766E-005</text:p>
          </table:table-cell>
          <table:table-cell office:value-type="float" office:value="0.00171609900617287" calcext:value-type="float">
            <text:p>0.001716099</text:p>
          </table:table-cell>
          <table:table-cell office:value-type="float" office:value="0.88781945500619" calcext:value-type="float">
            <text:p>0.887819455</text:p>
          </table:table-cell>
          <table:table-cell office:value-type="float" office:value="0.998545028488124" calcext:value-type="float">
            <text:p>0.9985450285</text:p>
          </table:table-cell>
          <table:table-cell office:value-type="float" office:value="0.995262047775119" calcext:value-type="float">
            <text:p>0.9952620478</text:p>
          </table:table-cell>
          <table:table-cell office:value-type="float" office:value="1.01495993205315" calcext:value-type="float">
            <text:p>1.0149599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.62" calcext:value-type="float">
            <text:p>62.62</text:p>
          </table:table-cell>
          <table:table-cell office:value-type="float" office:value="0" calcext:value-type="float">
            <text:p>0</text:p>
          </table:table-cell>
          <table:table-cell office:value-type="float" office:value="5.70250182383467" calcext:value-type="float">
            <text:p>5.70250182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052228834317982" calcext:value-type="float">
            <text:p>0.0005222883</text:p>
          </table:table-cell>
          <table:table-cell office:value-type="float" office:value="0.0133557154464459" calcext:value-type="float">
            <text:p>0.0133557154</text:p>
          </table:table-cell>
          <table:table-cell office:value-type="float" office:value="-0.00052228834317982" calcext:value-type="float">
            <text:p>-0.0005222883</text:p>
          </table:table-cell>
          <table:table-cell office:value-type="float" office:value="0.00216377314058482" calcext:value-type="float">
            <text:p>0.0021637731</text:p>
          </table:table-cell>
          <table:table-cell office:value-type="float" office:value="-0.00141764773019902" calcext:value-type="float">
            <text:p>-0.0014176477</text:p>
          </table:table-cell>
          <table:table-cell office:value-type="float" office:value="0.996157462753114" calcext:value-type="float">
            <text:p>0.9961574628</text:p>
          </table:table-cell>
          <table:table-cell office:value-type="float" office:value="0.995560549082972" calcext:value-type="float">
            <text:p>0.9955605491</text:p>
          </table:table-cell>
          <table:table-cell office:value-type="float" office:value="1.00660322961671" calcext:value-type="float">
            <text:p>1.00660322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office:value-type="float" office:value="2.02224325916479" calcext:value-type="float">
            <text:p>2.022243259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000373065484741725" calcext:value-type="float">
            <text:p>0.0003730655</text:p>
          </table:table-cell>
          <table:table-cell office:value-type="float" office:value="1.07673938509342" calcext:value-type="float">
            <text:p>1.0767393851</text:p>
          </table:table-cell>
          <table:table-cell office:value-type="float" office:value="0.936914737156218" calcext:value-type="float">
            <text:p>0.9369147372</text:p>
          </table:table-cell>
          <table:table-cell office:value-type="float" office:value="0.995262047775119" calcext:value-type="float">
            <text:p>0.9952620478</text:p>
          </table:table-cell>
          <table:table-cell office:value-type="float" office:value="1.00436482559007" calcext:value-type="float">
            <text:p>1.0043648256</text:p>
          </table:table-cell>
          <table:table-cell office:value-type="float" office:value="1.00227567221735" calcext:value-type="float">
            <text:p>1.0022756722</text:p>
          </table:table-cell>
          <table:table-cell office:value-type="float" office:value="0.997798953109617" calcext:value-type="float">
            <text:p>0.9977989531</text:p>
          </table:table-cell>
          <table:table-cell office:value-type="float" office:value="1.00466332689792" calcext:value-type="float">
            <text:p>1.0046633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5.4623997852797" calcext:value-type="float">
            <text:p>55.46239978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0410371477306132" calcext:value-type="float">
            <text:p>0.0041037148</text:p>
          </table:table-cell>
          <table:table-cell office:value-type="float" office:value="0.00440216604903517" calcext:value-type="float">
            <text:p>0.004402166</text:p>
          </table:table-cell>
          <table:table-cell office:value-type="float" office:value="0.00126841931266327" calcext:value-type="float">
            <text:p>0.0012684193</text:p>
          </table:table-cell>
          <table:table-cell office:value-type="float" office:value="0.000671516760715574" calcext:value-type="float">
            <text:p>0.0006715168</text:p>
          </table:table-cell>
          <table:table-cell office:value-type="float" office:value="-0.00156687058863712" calcext:value-type="float">
            <text:p>-0.0015668706</text:p>
          </table:table-cell>
          <table:table-cell office:value-type="float" office:value="0.00350680666201596" calcext:value-type="float">
            <text:p>0.0035068067</text:p>
          </table:table-cell>
          <table:table-cell office:value-type="float" office:value="1.01063237465379" calcext:value-type="float">
            <text:p>1.0106323747</text:p>
          </table:table-cell>
          <table:table-cell office:value-type="float" office:value="1.00406641322778" calcext:value-type="float">
            <text:p>1.004066413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91.71" calcext:value-type="float">
            <text:p>91.71</text:p>
          </table:table-cell>
          <table:table-cell office:value-type="float" office:value="0" calcext:value-type="float">
            <text:p>0</text:p>
          </table:table-cell>
          <table:table-cell office:value-type="float" office:value="2.98345533488592" calcext:value-type="float">
            <text:p>2.98345533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-0.00201455028214672" calcext:value-type="float">
            <text:p>-0.0020145503</text:p>
          </table:table-cell>
          <table:table-cell office:value-type="float" office:value="0.00171609900617287" calcext:value-type="float">
            <text:p>0.001716099</text:p>
          </table:table-cell>
          <table:table-cell office:value-type="float" office:value="0.000223837067205972" calcext:value-type="float">
            <text:p>0.0002238371</text:p>
          </table:table-cell>
          <table:table-cell office:value-type="float" office:value="0.00141764773019902" calcext:value-type="float">
            <text:p>0.0014176477</text:p>
          </table:table-cell>
          <table:table-cell office:value-type="float" office:value="0.715314339538422" calcext:value-type="float">
            <text:p>0.7153143395</text:p>
          </table:table-cell>
          <table:table-cell office:value-type="float" office:value="1.00212651050898" calcext:value-type="float">
            <text:p>1.0021265105</text:p>
          </table:table-cell>
          <table:table-cell office:value-type="float" office:value="0.997649702455691" calcext:value-type="float">
            <text:p>0.9976497025</text:p>
          </table:table-cell>
          <table:table-cell office:value-type="float" office:value="1.00615556660049" calcext:value-type="float">
            <text:p>1.0061555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.69" calcext:value-type="float">
            <text:p>58.69</text:p>
          </table:table-cell>
          <table:table-cell office:value-type="float" office:value="0" calcext:value-type="float">
            <text:p>0</text:p>
          </table:table-cell>
          <table:table-cell office:value-type="float" office:value="5.12220361944834" calcext:value-type="float">
            <text:p>5.122203619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634210212241401" calcext:value-type="float">
            <text:p>0.0063421021</text:p>
          </table:table-cell>
          <table:table-cell office:value-type="float" office:value="0.00410371477306132" calcext:value-type="float">
            <text:p>0.0041037148</text:p>
          </table:table-cell>
          <table:table-cell office:value-type="float" office:value="-0.00156687058863712" calcext:value-type="float">
            <text:p>-0.0015668706</text:p>
          </table:table-cell>
          <table:table-cell office:value-type="float" office:value="0.00141764773019902" calcext:value-type="float">
            <text:p>0.0014176477</text:p>
          </table:table-cell>
          <table:table-cell office:value-type="float" office:value="-0.00171609900617287" calcext:value-type="float">
            <text:p>-0.001716099</text:p>
          </table:table-cell>
          <table:table-cell office:value-type="float" office:value="0.00410371477306132" calcext:value-type="float">
            <text:p>0.0041037148</text:p>
          </table:table-cell>
          <table:table-cell office:value-type="float" office:value="1.01242302671865" calcext:value-type="float">
            <text:p>1.0124230267</text:p>
          </table:table-cell>
          <table:table-cell office:value-type="float" office:value="1.00854322128107" calcext:value-type="float">
            <text:p>1.0085432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09" calcext:value-type="float">
            <text:p>94.09</text:p>
          </table:table-cell>
          <table:table-cell office:value-type="float" office:value="0" calcext:value-type="float">
            <text:p>0</text:p>
          </table:table-cell>
          <table:table-cell office:value-type="float" office:value="3.08445681768707" calcext:value-type="float">
            <text:p>3.084456817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-0.00126841931266327" calcext:value-type="float">
            <text:p>-0.0012684193</text:p>
          </table:table-cell>
          <table:table-cell office:value-type="float" office:value="0.000820745178251327" calcext:value-type="float">
            <text:p>0.0008207452</text:p>
          </table:table-cell>
          <table:table-cell office:value-type="float" office:value="-0.00156687058863712" calcext:value-type="float">
            <text:p>-0.0015668706</text:p>
          </table:table-cell>
          <table:table-cell office:value-type="float" office:value="0.000820745178251327" calcext:value-type="float">
            <text:p>0.0008207452</text:p>
          </table:table-cell>
          <table:table-cell office:value-type="float" office:value="-0.000969968036689422" calcext:value-type="float">
            <text:p>-0.000969968</text:p>
          </table:table-cell>
          <table:table-cell office:value-type="float" office:value="0.428352917913936" calcext:value-type="float">
            <text:p>0.4283529179</text:p>
          </table:table-cell>
          <table:table-cell office:value-type="float" office:value="0.998097365471907" calcext:value-type="float">
            <text:p>0.9980973655</text:p>
          </table:table-cell>
          <table:table-cell office:value-type="float" office:value="1.01152770068622" calcext:value-type="float">
            <text:p>1.0115277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.91" calcext:value-type="float">
            <text:p>63.91</text:p>
          </table:table-cell>
          <table:table-cell office:value-type="float" office:value="0" calcext:value-type="float">
            <text:p>0</text:p>
          </table:table-cell>
          <table:table-cell office:value-type="float" office:value="2.47370141072809" calcext:value-type="float">
            <text:p>2.473701410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0155941083548963" calcext:value-type="float">
            <text:p>0.0155941084</text:p>
          </table:table-cell>
          <table:table-cell office:value-type="float" office:value="0.000373065484741725" calcext:value-type="float">
            <text:p>0.0003730655</text:p>
          </table:table-cell>
          <table:table-cell office:value-type="float" office:value="-0.00201455028214672" calcext:value-type="float">
            <text:p>-0.0020145503</text:p>
          </table:table-cell>
          <table:table-cell office:value-type="float" office:value="0.000373065484741725" calcext:value-type="float">
            <text:p>0.0003730655</text:p>
          </table:table-cell>
          <table:table-cell office:value-type="float" office:value="-0.000671516760715574" calcext:value-type="float">
            <text:p>-0.0006715168</text:p>
          </table:table-cell>
          <table:table-cell office:value-type="float" office:value="1.00152959683884" calcext:value-type="float">
            <text:p>1.0015295968</text:p>
          </table:table-cell>
          <table:table-cell office:value-type="float" office:value="0.999589605174484" calcext:value-type="float">
            <text:p>0.9995896052</text:p>
          </table:table-cell>
          <table:table-cell office:value-type="float" office:value="1.01615367044787" calcext:value-type="float">
            <text:p>1.01615367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09" calcext:value-type="float">
            <text:p>86.09</text:p>
          </table:table-cell>
          <table:table-cell office:value-type="float" office:value="0" calcext:value-type="float">
            <text:p>0</text:p>
          </table:table-cell>
          <table:table-cell office:value-type="float" office:value="4.66270450284734" calcext:value-type="float">
            <text:p>4.662704502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0156687058863712" calcext:value-type="float">
            <text:p>-0.0015668706</text:p>
          </table:table-cell>
          <table:table-cell office:value-type="float" office:value="1.03719454377456" calcext:value-type="float">
            <text:p>1.0371945438</text:p>
          </table:table-cell>
          <table:table-cell office:value-type="float" office:value="0.988099261624528" calcext:value-type="float">
            <text:p>0.9880992616</text:p>
          </table:table-cell>
          <table:table-cell office:value-type="float" office:value="0.98242862623095" calcext:value-type="float">
            <text:p>0.9824286262</text:p>
          </table:table-cell>
          <table:table-cell office:value-type="float" office:value="0.998097365471907" calcext:value-type="float">
            <text:p>0.9980973655</text:p>
          </table:table-cell>
          <table:table-cell office:value-type="float" office:value="1.007797056957" calcext:value-type="float">
            <text:p>1.007797057</text:p>
          </table:table-cell>
          <table:table-cell office:value-type="float" office:value="0.989889913689394" calcext:value-type="float">
            <text:p>0.9898899137</text:p>
          </table:table-cell>
          <table:table-cell office:value-type="float" office:value="1.02003356483102" calcext:value-type="float">
            <text:p>1.0200335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.1" calcext:value-type="float">
            <text:p>59.1</text:p>
          </table:table-cell>
          <table:table-cell office:value-type="float" office:value="0" calcext:value-type="float">
            <text:p>0</text:p>
          </table:table-cell>
          <table:table-cell office:value-type="float" office:value="56.5753521557998" calcext:value-type="float">
            <text:p>56.575352155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000768076612928663" calcext:value-type="float">
            <text:p>0.0007680766</text:p>
          </table:table-cell>
          <table:table-cell office:value-type="float" office:value="0.000329178805606899" calcext:value-type="float">
            <text:p>0.0003291788</text:p>
          </table:table-cell>
          <table:table-cell office:value-type="float" office:value="0.128195741009908" calcext:value-type="float">
            <text:p>0.128195741</text:p>
          </table:table-cell>
          <table:table-cell office:value-type="float" office:value="0.967228716648069" calcext:value-type="float">
            <text:p>0.9672287166</text:p>
          </table:table-cell>
          <table:table-cell office:value-type="float" office:value="0.984638478641658" calcext:value-type="float">
            <text:p>0.9846384786</text:p>
          </table:table-cell>
          <table:table-cell office:value-type="float" office:value="1.00336490135652" calcext:value-type="float">
            <text:p>1.0033649014</text:p>
          </table:table-cell>
          <table:table-cell office:value-type="float" office:value="1.01214290110388" calcext:value-type="float">
            <text:p>1.0121429011</text:p>
          </table:table-cell>
          <table:table-cell office:value-type="float" office:value="1.00804650703523" calcext:value-type="float">
            <text:p>1.008046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.15" calcext:value-type="float">
            <text:p>75.15</text:p>
          </table:table-cell>
          <table:table-cell office:value-type="float" office:value="0" calcext:value-type="float">
            <text:p>0</text:p>
          </table:table-cell>
          <table:table-cell office:value-type="float" office:value="18.6921940830909" calcext:value-type="float">
            <text:p>18.692194083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-0.00400809493046966" calcext:value-type="float">
            <text:p>-0.0040080949</text:p>
          </table:table-cell>
          <table:table-cell office:value-type="float" office:value="0.622475850635555" calcext:value-type="float">
            <text:p>0.6224758506</text:p>
          </table:table-cell>
          <table:table-cell office:value-type="float" office:value="1.00129786911605" calcext:value-type="float">
            <text:p>1.0012978691</text:p>
          </table:table-cell>
          <table:table-cell office:value-type="float" office:value="1.00099243996587" calcext:value-type="float">
            <text:p>1.00099244</text:p>
          </table:table-cell>
          <table:table-cell office:value-type="float" office:value="0.986028959883514" calcext:value-type="float">
            <text:p>0.9860289599</text:p>
          </table:table-cell>
          <table:table-cell office:value-type="float" office:value="0.988777367185766" calcext:value-type="float">
            <text:p>0.9887773672</text:p>
          </table:table-cell>
          <table:table-cell office:value-type="float" office:value="0.96740087605824" calcext:value-type="float">
            <text:p>0.9674008761</text:p>
          </table:table-cell>
          <table:table-cell office:value-type="float" office:value="0.964652468755989" calcext:value-type="float">
            <text:p>0.96465246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96" calcext:value-type="float">
            <text:p>86.96</text:p>
          </table:table-cell>
          <table:table-cell office:value-type="float" office:value="0" calcext:value-type="float">
            <text:p>0</text:p>
          </table:table-cell>
          <table:table-cell office:value-type="float" office:value="58.1306427879085" calcext:value-type="float">
            <text:p>58.130642787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0.00141237376272249" calcext:value-type="float">
            <text:p>-0.0014123738</text:p>
          </table:table-cell>
          <table:table-cell office:value-type="float" office:value="0.00148871967403333" calcext:value-type="float">
            <text:p>0.0014887197</text:p>
          </table:table-cell>
          <table:table-cell office:value-type="float" office:value="0.000419893980033599" calcext:value-type="float">
            <text:p>0.000419894</text:p>
          </table:table-cell>
          <table:table-cell office:value-type="float" office:value="1.01824636564495" calcext:value-type="float">
            <text:p>1.0182463656</text:p>
          </table:table-cell>
          <table:table-cell office:value-type="float" office:value="0.990151525331952" calcext:value-type="float">
            <text:p>0.9901515253</text:p>
          </table:table-cell>
          <table:table-cell office:value-type="float" office:value="0.987861170745097" calcext:value-type="float">
            <text:p>0.9878611707</text:p>
          </table:table-cell>
          <table:table-cell office:value-type="float" office:value="0.981295536134711" calcext:value-type="float">
            <text:p>0.9812955361</text:p>
          </table:table-cell>
          <table:table-cell office:value-type="float" office:value="1.00755807457625" calcext:value-type="float">
            <text:p>1.00755807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55" calcext:value-type="float">
            <text:p>37.55</text:p>
          </table:table-cell>
          <table:table-cell office:value-type="float" office:value="0" calcext:value-type="float">
            <text:p>0</text:p>
          </table:table-cell>
          <table:table-cell office:value-type="float" office:value="9.04476048310156" calcext:value-type="float">
            <text:p>9.044760483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-0.00202313536509188" calcext:value-type="float">
            <text:p>-0.0020231354</text:p>
          </table:table-cell>
          <table:table-cell office:value-type="float" office:value="-0.0017177517198485" calcext:value-type="float">
            <text:p>-0.0017177517</text:p>
          </table:table-cell>
          <table:table-cell office:value-type="float" office:value="0.00958124975816614" calcext:value-type="float">
            <text:p>0.0095812498</text:p>
          </table:table-cell>
          <table:table-cell office:value-type="float" office:value="0.80784062896244" calcext:value-type="float">
            <text:p>0.807840629</text:p>
          </table:table-cell>
          <table:table-cell office:value-type="float" office:value="0.991983827203413" calcext:value-type="float">
            <text:p>0.9919838272</text:p>
          </table:table-cell>
          <table:table-cell office:value-type="float" office:value="1.01778831292956" calcext:value-type="float">
            <text:p>1.0177883129</text:p>
          </table:table-cell>
          <table:table-cell office:value-type="float" office:value="0.996411821802033" calcext:value-type="float">
            <text:p>0.9964118218</text:p>
          </table:table-cell>
          <table:table-cell office:value-type="float" office:value="0.989693472616557" calcext:value-type="float">
            <text:p>0.9896934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84" calcext:value-type="float">
            <text:p>61.84</text:p>
          </table:table-cell>
          <table:table-cell office:value-type="float" office:value="0" calcext:value-type="float">
            <text:p>0</text:p>
          </table:table-cell>
          <table:table-cell office:value-type="float" office:value="11.7073545554016" calcext:value-type="float">
            <text:p>11.707354555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673168671152117" calcext:value-type="float">
            <text:p>0.6731686712</text:p>
          </table:table-cell>
          <table:table-cell office:value-type="float" office:value="0.991831112628322" calcext:value-type="float">
            <text:p>0.9918311126</text:p>
          </table:table-cell>
          <table:table-cell office:value-type="float" office:value="1.01458185291191" calcext:value-type="float">
            <text:p>1.0145818529</text:p>
          </table:table-cell>
          <table:table-cell office:value-type="float" office:value="0.984196658012054" calcext:value-type="float">
            <text:p>0.984196658</text:p>
          </table:table-cell>
          <table:table-cell office:value-type="float" office:value="0.988319223460492" calcext:value-type="float">
            <text:p>0.9883192235</text:p>
          </table:table-cell>
          <table:table-cell office:value-type="float" office:value="1.01229149832506" calcext:value-type="float">
            <text:p>1.0122914983</text:p>
          </table:table-cell>
          <table:table-cell office:value-type="float" office:value="0.991067630762744" calcext:value-type="float">
            <text:p>0.9910676308</text:p>
          </table:table-cell>
          <table:table-cell office:value-type="float" office:value="0.97610415068039" calcext:value-type="float">
            <text:p>0.9761041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.8" calcext:value-type="float">
            <text:p>81.8</text:p>
          </table:table-cell>
          <table:table-cell office:value-type="float" office:value="0" calcext:value-type="float">
            <text:p>0</text:p>
          </table:table-cell>
          <table:table-cell office:value-type="float" office:value="116.689295085694" calcext:value-type="float">
            <text:p>116.689295085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-0.00553498471609973" calcext:value-type="float">
            <text:p>-0.0055349847</text:p>
          </table:table-cell>
          <table:table-cell office:value-type="float" office:value="-0.00217582149959621" calcext:value-type="float">
            <text:p>-0.0021758215</text:p>
          </table:table-cell>
          <table:table-cell office:value-type="float" office:value="-0.00416078106497399" calcext:value-type="float">
            <text:p>-0.0041607811</text:p>
          </table:table-cell>
          <table:table-cell office:value-type="float" office:value="-0.00309195537097425" calcext:value-type="float">
            <text:p>-0.0030919554</text:p>
          </table:table-cell>
          <table:table-cell office:value-type="float" office:value="-0.00629843245297345" calcext:value-type="float">
            <text:p>-0.0062984325</text:p>
          </table:table-cell>
          <table:table-cell office:value-type="float" office:value="0.7597434556681" calcext:value-type="float">
            <text:p>0.7597434557</text:p>
          </table:table-cell>
          <table:table-cell office:value-type="float" office:value="0.999160229104285" calcext:value-type="float">
            <text:p>0.9991602291</text:p>
          </table:table-cell>
          <table:table-cell office:value-type="float" office:value="0.973508366943352" calcext:value-type="float">
            <text:p>0.97350836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.3" calcext:value-type="float">
            <text:p>62.3</text:p>
          </table:table-cell>
          <table:table-cell office:value-type="float" office:value="0" calcext:value-type="float">
            <text:p>0</text:p>
          </table:table-cell>
          <table:table-cell office:value-type="float" office:value="2.74526066965293" calcext:value-type="float">
            <text:p>2.745260669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973393589267046" calcext:value-type="float">
            <text:p>0.0097339359</text:p>
          </table:table-cell>
          <table:table-cell office:value-type="float" office:value="-0.00461885084472169" calcext:value-type="float">
            <text:p>-0.0046188508</text:p>
          </table:table-cell>
          <table:table-cell office:value-type="float" office:value="-0.00538229858159541" calcext:value-type="float">
            <text:p>-0.0053822986</text:p>
          </table:table-cell>
          <table:table-cell office:value-type="float" office:value="-0.00293926923646993" calcext:value-type="float">
            <text:p>-0.0029392692</text:p>
          </table:table-cell>
          <table:table-cell office:value-type="float" office:value="-0.00339733332810027" calcext:value-type="float">
            <text:p>-0.0033973333</text:p>
          </table:table-cell>
          <table:table-cell office:value-type="float" office:value="1.03320993673719" calcext:value-type="float">
            <text:p>1.0332099367</text:p>
          </table:table-cell>
          <table:table-cell office:value-type="float" office:value="0.988624652610674" calcext:value-type="float">
            <text:p>0.9886246526</text:p>
          </table:table-cell>
          <table:table-cell office:value-type="float" office:value="0.999160229104285" calcext:value-type="float">
            <text:p>0.9991602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.84" calcext:value-type="float">
            <text:p>37.84</text:p>
          </table:table-cell>
          <table:table-cell office:value-type="float" office:value="0" calcext:value-type="float">
            <text:p>0</text:p>
          </table:table-cell>
          <table:table-cell office:value-type="float" office:value="2.24935041012606" calcext:value-type="float">
            <text:p>2.249350410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-0.00553498471609973" calcext:value-type="float">
            <text:p>-0.0055349847</text:p>
          </table:table-cell>
          <table:table-cell office:value-type="float" office:value="1.02725497840741" calcext:value-type="float">
            <text:p>1.0272549784</text:p>
          </table:table-cell>
          <table:table-cell office:value-type="float" office:value="1.04053896220327" calcext:value-type="float">
            <text:p>1.0405389622</text:p>
          </table:table-cell>
          <table:table-cell office:value-type="float" office:value="1.0269496402671" calcext:value-type="float">
            <text:p>1.0269496403</text:p>
          </table:table-cell>
          <table:table-cell office:value-type="float" office:value="1.00358822370291" calcext:value-type="float">
            <text:p>1.0035882237</text:p>
          </table:table-cell>
          <table:table-cell office:value-type="float" office:value="1.03458409488337" calcext:value-type="float">
            <text:p>1.0345840949</text:p>
          </table:table-cell>
          <table:table-cell office:value-type="float" office:value="1.00099243996587" calcext:value-type="float">
            <text:p>1.00099244</text:p>
          </table:table-cell>
          <table:table-cell office:value-type="float" office:value="0.986639727174001" calcext:value-type="float">
            <text:p>0.9866397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.47" calcext:value-type="float">
            <text:p>62.47</text:p>
          </table:table-cell>
          <table:table-cell office:value-type="float" office:value="0" calcext:value-type="float">
            <text:p>0</text:p>
          </table:table-cell>
          <table:table-cell office:value-type="float" office:value="58.5917353474479" calcext:value-type="float">
            <text:p>58.591735347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0.00553498471609973" calcext:value-type="float">
            <text:p>-0.0055349847</text:p>
          </table:table-cell>
          <table:table-cell office:value-type="float" office:value="-0.00217582149959621" calcext:value-type="float">
            <text:p>-0.0021758215</text:p>
          </table:table-cell>
          <table:table-cell office:value-type="float" office:value="0.47375651817367" calcext:value-type="float">
            <text:p>0.4737565182</text:p>
          </table:table-cell>
          <table:table-cell office:value-type="float" office:value="0.967095446908058" calcext:value-type="float">
            <text:p>0.9670954469</text:p>
          </table:table-cell>
          <table:table-cell office:value-type="float" office:value="1.03473680945846" calcext:value-type="float">
            <text:p>1.0347368095</text:p>
          </table:table-cell>
          <table:table-cell office:value-type="float" office:value="1.03091958215033" calcext:value-type="float">
            <text:p>1.0309195822</text:p>
          </table:table-cell>
          <table:table-cell office:value-type="float" office:value="1.00664196914546" calcext:value-type="float">
            <text:p>1.0066419691</text:p>
          </table:table-cell>
          <table:table-cell office:value-type="float" office:value="1.04664654409826" calcext:value-type="float">
            <text:p>1.0466465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4.19" calcext:value-type="float">
            <text:p>54.19</text:p>
          </table:table-cell>
          <table:table-cell office:value-type="float" office:value="0" calcext:value-type="float">
            <text:p>0</text:p>
          </table:table-cell>
          <table:table-cell office:value-type="float" office:value="16.9355289757257" calcext:value-type="float">
            <text:p>16.935528975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.02038400565672" calcext:value-type="float">
            <text:p>1.0203840057</text:p>
          </table:table-cell>
          <table:table-cell office:value-type="float" office:value="1.0435927986557" calcext:value-type="float">
            <text:p>1.0435927987</text:p>
          </table:table-cell>
          <table:table-cell office:value-type="float" office:value="1.04221854949964" calcext:value-type="float">
            <text:p>1.0422185495</text:p>
          </table:table-cell>
          <table:table-cell office:value-type="float" office:value="1.02420123296485" calcext:value-type="float">
            <text:p>1.024201233</text:p>
          </table:table-cell>
          <table:table-cell office:value-type="float" office:value="1.02206359295309" calcext:value-type="float">
            <text:p>1.022063593</text:p>
          </table:table-cell>
          <table:table-cell office:value-type="float" office:value="1.03458409488337" calcext:value-type="float">
            <text:p>1.0345840949</text:p>
          </table:table-cell>
          <table:table-cell office:value-type="float" office:value="0.998396747238707" calcext:value-type="float">
            <text:p>0.9983967472</text:p>
          </table:table-cell>
          <table:table-cell office:value-type="float" office:value="0.994732234505664" calcext:value-type="float">
            <text:p>0.99473223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.74" calcext:value-type="float">
            <text:p>76.74</text:p>
          </table:table-cell>
          <table:table-cell office:value-type="float" office:value="0" calcext:value-type="float">
            <text:p>0</text:p>
          </table:table-cell>
          <table:table-cell office:value-type="float" office:value="752.173674494801" calcext:value-type="float">
            <text:p>752.173674494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231705944468019" calcext:value-type="float">
            <text:p>0.0231705944</text:p>
          </table:table-cell>
          <table:table-cell office:value-type="float" office:value="0.000114516022907584" calcext:value-type="float">
            <text:p>0.000114516</text:p>
          </table:table-cell>
          <table:table-cell office:value-type="float" office:value="0.00041988601666979" calcext:value-type="float">
            <text:p>0.000419886</text:p>
          </table:table-cell>
          <table:table-cell office:value-type="float" office:value="-0.000801617848470459" calcext:value-type="float">
            <text:p>-0.0008016178</text:p>
          </table:table-cell>
          <table:table-cell office:value-type="float" office:value="-0.00400809493046966" calcext:value-type="float">
            <text:p>-0.0040080949</text:p>
          </table:table-cell>
          <table:table-cell office:value-type="float" office:value="1.00923766187262" calcext:value-type="float">
            <text:p>1.0092376619</text:p>
          </table:table-cell>
          <table:table-cell office:value-type="float" office:value="0.995953769086638" calcext:value-type="float">
            <text:p>0.9959537691</text:p>
          </table:table-cell>
          <table:table-cell office:value-type="float" office:value="0.994884858070878" calcext:value-type="float">
            <text:p>0.99488485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 office:value-type="float" office:value="4.6427838415972" calcext:value-type="float">
            <text:p>4.642783841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00668015632141031" calcext:value-type="float">
            <text:p>0.0066801563</text:p>
          </table:table-cell>
          <table:table-cell office:value-type="float" office:value="-0.00614574063035176" calcext:value-type="float">
            <text:p>-0.0061457406</text:p>
          </table:table-cell>
          <table:table-cell office:value-type="float" office:value="-0.00110699580559647" calcext:value-type="float">
            <text:p>-0.0011069958</text:p>
          </table:table-cell>
          <table:table-cell office:value-type="float" office:value="-0.0023285133222179" calcext:value-type="float">
            <text:p>-0.0023285133</text:p>
          </table:table-cell>
          <table:table-cell office:value-type="float" office:value="-0.00202313536509188" calcext:value-type="float">
            <text:p>-0.0020231354</text:p>
          </table:table-cell>
          <table:table-cell office:value-type="float" office:value="0.973661081518443" calcext:value-type="float">
            <text:p>0.9736610815</text:p>
          </table:table-cell>
          <table:table-cell office:value-type="float" office:value="0.974119134233839" calcext:value-type="float">
            <text:p>0.9741191342</text:p>
          </table:table-cell>
          <table:table-cell office:value-type="float" office:value="0.995953769086638" calcext:value-type="float">
            <text:p>0.99595376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3.72" calcext:value-type="float">
            <text:p>53.72</text:p>
          </table:table-cell>
          <table:table-cell office:value-type="float" office:value="0" calcext:value-type="float">
            <text:p>0</text:p>
          </table:table-cell>
          <table:table-cell office:value-type="float" office:value="2.79353336855068" calcext:value-type="float">
            <text:p>2.793533368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00384038851475889" calcext:value-type="float">
            <text:p>0.0038403885</text:p>
          </table:table-cell>
          <table:table-cell office:value-type="float" office:value="0.000768076612928663" calcext:value-type="float">
            <text:p>0.0007680766</text:p>
          </table:table-cell>
          <table:table-cell office:value-type="float" office:value="-0.00157273167654452" calcext:value-type="float">
            <text:p>-0.0015727317</text:p>
          </table:table-cell>
          <table:table-cell office:value-type="float" office:value="0.405142470176865" calcext:value-type="float">
            <text:p>0.4051424702</text:p>
          </table:table-cell>
          <table:table-cell office:value-type="float" office:value="0.994440576906179" calcext:value-type="float">
            <text:p>0.9944405769</text:p>
          </table:table-cell>
          <table:table-cell office:value-type="float" office:value="1.00877804334828" calcext:value-type="float">
            <text:p>1.0087780433</text:p>
          </table:table-cell>
          <table:table-cell office:value-type="float" office:value="1.00775394483112" calcext:value-type="float">
            <text:p>1.0077539448</text:p>
          </table:table-cell>
          <table:table-cell office:value-type="float" office:value="1.00117037961922" calcext:value-type="float">
            <text:p>1.001170379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50.97" calcext:value-type="float">
            <text:p>50.97</text:p>
          </table:table-cell>
          <table:table-cell office:value-type="float" office:value="0" calcext:value-type="float">
            <text:p>0</text:p>
          </table:table-cell>
          <table:table-cell office:value-type="float" office:value="7.76699183060112" calcext:value-type="float">
            <text:p>7.766991830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-0.00244246990651331" calcext:value-type="float">
            <text:p>-0.0024424699</text:p>
          </table:table-cell>
          <table:table-cell office:value-type="float" office:value="0.719764911624623" calcext:value-type="float">
            <text:p>0.7197649116</text:p>
          </table:table-cell>
          <table:table-cell office:value-type="float" office:value="1.03484329640543" calcext:value-type="float">
            <text:p>1.0348432964</text:p>
          </table:table-cell>
          <table:table-cell office:value-type="float" office:value="1.04980344093242" calcext:value-type="float">
            <text:p>1.0498034409</text:p>
          </table:table-cell>
          <table:table-cell office:value-type="float" office:value="1.03408008036152" calcext:value-type="float">
            <text:p>1.0340800804</text:p>
          </table:table-cell>
          <table:table-cell office:value-type="float" office:value="1.0319429298561" calcext:value-type="float">
            <text:p>1.0319429299</text:p>
          </table:table-cell>
          <table:table-cell office:value-type="float" office:value="1.02812648568037" calcext:value-type="float">
            <text:p>1.0281264857</text:p>
          </table:table-cell>
          <table:table-cell office:value-type="float" office:value="1.01774600137302" calcext:value-type="float">
            <text:p>1.01774600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69.77" calcext:value-type="float">
            <text:p>69.77</text:p>
          </table:table-cell>
          <table:table-cell office:value-type="float" office:value="0" calcext:value-type="float">
            <text:p>0</text:p>
          </table:table-cell>
          <table:table-cell office:value-type="float" office:value="48.8025933734931" calcext:value-type="float">
            <text:p>48.80259337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404533847239415" calcext:value-type="float">
            <text:p>0.0404533847</text:p>
          </table:table-cell>
          <table:table-cell office:value-type="float" office:value="0.00457962609874949" calcext:value-type="float">
            <text:p>0.0045796261</text:p>
          </table:table-cell>
          <table:table-cell office:value-type="float" office:value="-0.0010685809395255" calcext:value-type="float">
            <text:p>-0.0010685809</text:p>
          </table:table-cell>
          <table:table-cell office:value-type="float" office:value="-0.000152656857138568" calcext:value-type="float">
            <text:p>-0.0001526569</text:p>
          </table:table-cell>
          <table:table-cell office:value-type="float" office:value="-0.000610616054924622" calcext:value-type="float">
            <text:p>-0.0006106161</text:p>
          </table:table-cell>
          <table:table-cell office:value-type="float" office:value="0.981261672187426" calcext:value-type="float">
            <text:p>0.9812616722</text:p>
          </table:table-cell>
          <table:table-cell office:value-type="float" office:value="0.94019768278219" calcext:value-type="float">
            <text:p>0.9401976828</text:p>
          </table:table-cell>
          <table:table-cell office:value-type="float" office:value="1.02324155724098" calcext:value-type="float">
            <text:p>1.0232415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float" office:value="0" calcext:value-type="float">
            <text:p>0</text:p>
          </table:table-cell>
          <table:table-cell office:value-type="float" office:value="2.91188773179118" calcext:value-type="float">
            <text:p>2.911887731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0381635500646697" calcext:value-type="float">
            <text:p>0.0381635501</text:p>
          </table:table-cell>
          <table:table-cell office:value-type="float" office:value="0.0648780610418154" calcext:value-type="float">
            <text:p>0.064878061</text:p>
          </table:table-cell>
          <table:table-cell office:value-type="float" office:value="0.00259512107683706" calcext:value-type="float">
            <text:p>0.0025951211</text:p>
          </table:table-cell>
          <table:table-cell office:value-type="float" office:value="0.0010685809395255" calcext:value-type="float">
            <text:p>0.0010685809</text:p>
          </table:table-cell>
          <table:table-cell office:value-type="float" office:value="-0.00122123210984925" calcext:value-type="float">
            <text:p>-0.0012212321</text:p>
          </table:table-cell>
          <table:table-cell office:value-type="float" office:value="0.463458393215494" calcext:value-type="float">
            <text:p>0.4634583932</text:p>
          </table:table-cell>
          <table:table-cell office:value-type="float" office:value="0.813647309203951" calcext:value-type="float">
            <text:p>0.8136473092</text:p>
          </table:table-cell>
          <table:table-cell office:value-type="float" office:value="1.03606455126254" calcext:value-type="float">
            <text:p>1.036064551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46.88" calcext:value-type="float">
            <text:p>46.88</text:p>
          </table:table-cell>
          <table:table-cell office:value-type="float" office:value="0" calcext:value-type="float">
            <text:p>0</text:p>
          </table:table-cell>
          <table:table-cell office:value-type="float" office:value="1.67867759957887" calcext:value-type="float">
            <text:p>1.678677599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0412166690096344" calcext:value-type="float">
            <text:p>0.0041216669</text:p>
          </table:table-cell>
          <table:table-cell office:value-type="float" office:value="0.00671678797780049" calcext:value-type="float">
            <text:p>0.006716788</text:p>
          </table:table-cell>
          <table:table-cell office:value-type="float" office:value="0.0010685809395255" calcext:value-type="float">
            <text:p>0.0010685809</text:p>
          </table:table-cell>
          <table:table-cell office:value-type="float" office:value="0.00137388896698781" calcext:value-type="float">
            <text:p>0.001373889</text:p>
          </table:table-cell>
          <table:table-cell office:value-type="float" office:value="-0.000610616054924622" calcext:value-type="float">
            <text:p>-0.0006106161</text:p>
          </table:table-cell>
          <table:table-cell office:value-type="float" office:value="0.000610616054924622" calcext:value-type="float">
            <text:p>0.0006106161</text:p>
          </table:table-cell>
          <table:table-cell office:value-type="float" office:value="0.000152651170323744" calcext:value-type="float">
            <text:p>0.0001526512</text:p>
          </table:table-cell>
          <table:table-cell office:value-type="float" office:value="1.03591187165814" calcext:value-type="float">
            <text:p>1.035911871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office:value-type="float" office:value="1.34945280084025" calcext:value-type="float">
            <text:p>1.349452800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99438993442875" calcext:value-type="float">
            <text:p>0.9943899344</text:p>
          </table:table-cell>
          <table:table-cell office:value-type="float" office:value="0.938365800496527" calcext:value-type="float">
            <text:p>0.9383658005</text:p>
          </table:table-cell>
          <table:table-cell office:value-type="float" office:value="1.00644962141736" calcext:value-type="float">
            <text:p>1.0064496214</text:p>
          </table:table-cell>
          <table:table-cell office:value-type="float" office:value="1.01392964818634" calcext:value-type="float">
            <text:p>1.0139296482</text:p>
          </table:table-cell>
          <table:table-cell office:value-type="float" office:value="1.03117962282314" calcext:value-type="float">
            <text:p>1.0311796228</text:p>
          </table:table-cell>
          <table:table-cell office:value-type="float" office:value="1.00873945152718" calcext:value-type="float">
            <text:p>1.0087394515</text:p>
          </table:table-cell>
          <table:table-cell office:value-type="float" office:value="0.999580222076943" calcext:value-type="float">
            <text:p>0.9995802221</text:p>
          </table:table-cell>
          <table:table-cell office:value-type="float" office:value="1.0207991385158" calcext:value-type="float">
            <text:p>1.02079913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61.81" calcext:value-type="float">
            <text:p>61.81</text:p>
          </table:table-cell>
          <table:table-cell office:value-type="float" office:value="0" calcext:value-type="float">
            <text:p>0</text:p>
          </table:table-cell>
          <table:table-cell office:value-type="float" office:value="390.43436276606" calcext:value-type="float">
            <text:p>390.43436276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-0.00335839398890025" calcext:value-type="float">
            <text:p>-0.003358394</text:p>
          </table:table-cell>
          <table:table-cell office:value-type="float" office:value="-0.000305308027462311" calcext:value-type="float">
            <text:p>-0.000305308</text:p>
          </table:table-cell>
          <table:table-cell office:value-type="float" office:value="-0.0232034419332985" calcext:value-type="float">
            <text:p>-0.0232034419</text:p>
          </table:table-cell>
          <table:table-cell office:value-type="float" office:value="-0.000305308027462311" calcext:value-type="float">
            <text:p>-0.000305308</text:p>
          </table:table-cell>
          <table:table-cell office:value-type="float" office:value="-0.00290042910429937" calcext:value-type="float">
            <text:p>-0.0029004291</text:p>
          </table:table-cell>
          <table:table-cell office:value-type="float" office:value="0.00076327291206319" calcext:value-type="float">
            <text:p>0.0007632729</text:p>
          </table:table-cell>
          <table:table-cell office:value-type="float" office:value="1.03881232919652" calcext:value-type="float">
            <text:p>1.0388123292</text:p>
          </table:table-cell>
          <table:table-cell office:value-type="float" office:value="1.01942520405429" calcext:value-type="float">
            <text:p>1.019425204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72.99" calcext:value-type="float">
            <text:p>72.99</text:p>
          </table:table-cell>
          <table:table-cell office:value-type="float" office:value="0" calcext:value-type="float">
            <text:p>0</text:p>
          </table:table-cell>
          <table:table-cell office:value-type="float" office:value="2.46221950033872" calcext:value-type="float">
            <text:p>2.462219500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.01026597460405" calcext:value-type="float">
            <text:p>1.0102659746</text:p>
          </table:table-cell>
          <table:table-cell office:value-type="float" office:value="1.01759341275766" calcext:value-type="float">
            <text:p>1.0175934128</text:p>
          </table:table-cell>
          <table:table-cell office:value-type="float" office:value="1.03240087768025" calcext:value-type="float">
            <text:p>1.0324008777</text:p>
          </table:table-cell>
          <table:table-cell office:value-type="float" office:value="0.970575828671282" calcext:value-type="float">
            <text:p>0.9705758287</text:p>
          </table:table-cell>
          <table:table-cell office:value-type="float" office:value="1.03133230242754" calcext:value-type="float">
            <text:p>1.0313323024</text:p>
          </table:table-cell>
          <table:table-cell office:value-type="float" office:value="0.994847882252907" calcext:value-type="float">
            <text:p>0.9948478823</text:p>
          </table:table-cell>
          <table:table-cell office:value-type="float" office:value="0.978513894253451" calcext:value-type="float">
            <text:p>0.9785138943</text:p>
          </table:table-cell>
          <table:table-cell office:value-type="float" office:value="1.00629694181297" calcext:value-type="float">
            <text:p>1.006296941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91.43" calcext:value-type="float">
            <text:p>91.43</text:p>
          </table:table-cell>
          <table:table-cell office:value-type="float" office:value="0" calcext:value-type="float">
            <text:p>0</text:p>
          </table:table-cell>
          <table:table-cell office:value-type="float" office:value="957.703153260017" calcext:value-type="float">
            <text:p>957.7031532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0610618056683473" calcext:value-type="float">
            <text:p>0.0061061806</text:p>
          </table:table-cell>
          <table:table-cell office:value-type="float" office:value="-0.015005916562143" calcext:value-type="float">
            <text:p>-0.0150059166</text:p>
          </table:table-cell>
          <table:table-cell office:value-type="float" office:value="-0.00198450502191244" calcext:value-type="float">
            <text:p>-0.001984505</text:p>
          </table:table-cell>
          <table:table-cell office:value-type="float" office:value="0.000915924082386934" calcext:value-type="float">
            <text:p>0.0009159241</text:p>
          </table:table-cell>
          <table:table-cell office:value-type="float" office:value="-0.0010685809395255" calcext:value-type="float">
            <text:p>-0.0010685809</text:p>
          </table:table-cell>
          <table:table-cell office:value-type="float" office:value="1.0108766020326" calcext:value-type="float">
            <text:p>1.010876602</text:p>
          </table:table-cell>
          <table:table-cell office:value-type="float" office:value="1.00110674515381" calcext:value-type="float">
            <text:p>1.0011067452</text:p>
          </table:table-cell>
          <table:table-cell office:value-type="float" office:value="1.01515090304345" calcext:value-type="float">
            <text:p>1.015150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  <table:table-cell office:value-type="float" office:value="1.71685571442811" calcext:value-type="float">
            <text:p>1.716855714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775636365952448" calcext:value-type="float">
            <text:p>0.775636366</text:p>
          </table:table-cell>
          <table:table-cell office:value-type="float" office:value="1.03804902216356" calcext:value-type="float">
            <text:p>1.0380490222</text:p>
          </table:table-cell>
          <table:table-cell office:value-type="float" office:value="1.00782346488983" calcext:value-type="float">
            <text:p>1.0078234649</text:p>
          </table:table-cell>
          <table:table-cell office:value-type="float" office:value="0.967828050737307" calcext:value-type="float">
            <text:p>0.9678280507</text:p>
          </table:table-cell>
          <table:table-cell office:value-type="float" office:value="1.02644737398815" calcext:value-type="float">
            <text:p>1.026447374</text:p>
          </table:table-cell>
          <table:table-cell office:value-type="float" office:value="1.00690756924152" calcext:value-type="float">
            <text:p>1.0069075692</text:p>
          </table:table-cell>
          <table:table-cell office:value-type="float" office:value="1.02095181812019" calcext:value-type="float">
            <text:p>1.0209518181</text:p>
          </table:table-cell>
          <table:table-cell office:value-type="float" office:value="1.01744073315327" calcext:value-type="float">
            <text:p>1.0174407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63" calcext:value-type="float">
            <text:p>87.63</text:p>
          </table:table-cell>
          <table:table-cell office:value-type="float" office:value="0" calcext:value-type="float">
            <text:p>0</text:p>
          </table:table-cell>
          <table:table-cell office:value-type="float" office:value="130.382835388724" calcext:value-type="float">
            <text:p>130.382835388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-0.00152654582412638" calcext:value-type="float">
            <text:p>-0.0015265458</text:p>
          </table:table-cell>
          <table:table-cell office:value-type="float" office:value="-0.0010685809395255" calcext:value-type="float">
            <text:p>-0.0010685809</text:p>
          </table:table-cell>
          <table:table-cell office:value-type="float" office:value="0.99667976453857" calcext:value-type="float">
            <text:p>0.9966797645</text:p>
          </table:table-cell>
          <table:table-cell office:value-type="float" office:value="1.02263092981242" calcext:value-type="float">
            <text:p>1.0226309298</text:p>
          </table:table-cell>
          <table:table-cell office:value-type="float" office:value="1.03285882550441" calcext:value-type="float">
            <text:p>1.0328588255</text:p>
          </table:table-cell>
          <table:table-cell office:value-type="float" office:value="1.00599167359321" calcext:value-type="float">
            <text:p>1.0059916736</text:p>
          </table:table-cell>
          <table:table-cell office:value-type="float" office:value="1.00278594783508" calcext:value-type="float">
            <text:p>1.0027859478</text:p>
          </table:table-cell>
          <table:table-cell office:value-type="float" office:value="1.01240312510947" calcext:value-type="float">
            <text:p>1.0124031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  <table:table-cell office:value-type="float" office:value="14.8593122794361" calcext:value-type="float">
            <text:p>14.859312279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-0.000915924082386934" calcext:value-type="float">
            <text:p>-0.0009159241</text:p>
          </table:table-cell>
          <table:table-cell office:value-type="float" office:value="0.000610616054924622" calcext:value-type="float">
            <text:p>0.0006106161</text:p>
          </table:table-cell>
          <table:table-cell office:value-type="float" office:value="-0.00183185385158869" calcext:value-type="float">
            <text:p>-0.0018318539</text:p>
          </table:table-cell>
          <table:table-cell office:value-type="float" office:value="0.002137161879051" calcext:value-type="float">
            <text:p>0.0021371619</text:p>
          </table:table-cell>
          <table:table-cell office:value-type="float" office:value="0.912567223838036" calcext:value-type="float">
            <text:p>0.9125672238</text:p>
          </table:table-cell>
          <table:table-cell office:value-type="float" office:value="1.02629469438375" calcext:value-type="float">
            <text:p>1.0262946944</text:p>
          </table:table-cell>
          <table:table-cell office:value-type="float" office:value="1.00736551706568" calcext:value-type="float">
            <text:p>1.0073655171</text:p>
          </table:table-cell>
          <table:table-cell office:value-type="float" office:value="1.0220203933729" calcext:value-type="float">
            <text:p>1.022020393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43.68" calcext:value-type="float">
            <text:p>43.68</text:p>
          </table:table-cell>
          <table:table-cell office:value-type="float" office:value="0" calcext:value-type="float">
            <text:p>0</text:p>
          </table:table-cell>
          <table:table-cell office:value-type="float" office:value="4.24066271940592" calcext:value-type="float">
            <text:p>4.240662719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0018287590308926" calcext:value-type="float">
            <text:p>0.0001828759</text:p>
          </table:table-cell>
          <table:table-cell office:value-type="float" office:value="0.001206979870366" calcext:value-type="float">
            <text:p>0.0012069799</text:p>
          </table:table-cell>
          <table:table-cell office:value-type="float" office:value="-0.00113382841910718" calcext:value-type="float">
            <text:p>-0.0011338284</text:p>
          </table:table-cell>
          <table:table-cell office:value-type="float" office:value="0.98595513936293" calcext:value-type="float">
            <text:p>0.9859551394</text:p>
          </table:table-cell>
          <table:table-cell office:value-type="float" office:value="1.00365746356063" calcext:value-type="float">
            <text:p>1.0036574636</text:p>
          </table:table-cell>
          <table:table-cell office:value-type="float" office:value="1.01185033889977" calcext:value-type="float">
            <text:p>1.0118503389</text:p>
          </table:table-cell>
          <table:table-cell office:value-type="float" office:value="1.01272811271395" calcext:value-type="float">
            <text:p>1.0127281127</text:p>
          </table:table-cell>
          <table:table-cell office:value-type="float" office:value="1.01258178801097" calcext:value-type="float">
            <text:p>1.0125817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1" calcext:value-type="float">
            <text:p>93.51</text:p>
          </table:table-cell>
          <table:table-cell office:value-type="float" office:value="0" calcext:value-type="float">
            <text:p>0</text:p>
          </table:table-cell>
          <table:table-cell office:value-type="float" office:value="20.1452268825455" calcext:value-type="float">
            <text:p>20.145226882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-0.00580336469845751" calcext:value-type="float">
            <text:p>-0.0058033647</text:p>
          </table:table-cell>
          <table:table-cell office:value-type="float" office:value="0.946707628468679" calcext:value-type="float">
            <text:p>0.9467076285</text:p>
          </table:table-cell>
          <table:table-cell office:value-type="float" office:value="1.02909271405907" calcext:value-type="float">
            <text:p>1.0290927141</text:p>
          </table:table-cell>
          <table:table-cell office:value-type="float" office:value="1.03303750877274" calcext:value-type="float">
            <text:p>1.0330375088</text:p>
          </table:table-cell>
          <table:table-cell office:value-type="float" office:value="1.02226517431233" calcext:value-type="float">
            <text:p>1.0222651743</text:p>
          </table:table-cell>
          <table:table-cell office:value-type="float" office:value="1.02560307057518" calcext:value-type="float">
            <text:p>1.0256030706</text:p>
          </table:table-cell>
          <table:table-cell office:value-type="float" office:value="1.03091331897816" calcext:value-type="float">
            <text:p>1.030913319</text:p>
          </table:table-cell>
          <table:table-cell office:value-type="float" office:value="1.01088603183447" calcext:value-type="float">
            <text:p>1.010886031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87.53" calcext:value-type="float">
            <text:p>87.53</text:p>
          </table:table-cell>
          <table:table-cell office:value-type="float" office:value="0" calcext:value-type="float">
            <text:p>0</text:p>
          </table:table-cell>
          <table:table-cell office:value-type="float" office:value="68.7499102425399" calcext:value-type="float">
            <text:p>68.749910242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000720680606181766" calcext:value-type="float">
            <text:p>0.0007206806</text:p>
          </table:table-cell>
          <table:table-cell office:value-type="float" office:value="0.000568955993475457" calcext:value-type="float">
            <text:p>0.000568956</text:p>
          </table:table-cell>
          <table:table-cell office:value-type="float" office:value="-0.00413442221912111" calcext:value-type="float">
            <text:p>-0.0041344222</text:p>
          </table:table-cell>
          <table:table-cell office:value-type="float" office:value="-0.00185859259313268" calcext:value-type="float">
            <text:p>-0.0018585926</text:p>
          </table:table-cell>
          <table:table-cell office:value-type="float" office:value="-0.00549992112513149" calcext:value-type="float">
            <text:p>-0.0054999211</text:p>
          </table:table-cell>
          <table:table-cell office:value-type="float" office:value="-0.000644818299828612" calcext:value-type="float">
            <text:p>-0.0006448183</text:p>
          </table:table-cell>
          <table:table-cell office:value-type="float" office:value="1.03318916556041" calcext:value-type="float">
            <text:p>1.0331891656</text:p>
          </table:table-cell>
          <table:table-cell office:value-type="float" office:value="1.00952057814516" calcext:value-type="float">
            <text:p>1.00952057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2.77424878121393" calcext:value-type="float">
            <text:p>2.774248781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-0.00458959040515344" calcext:value-type="float">
            <text:p>-0.0045895904</text:p>
          </table:table-cell>
          <table:table-cell office:value-type="float" office:value="0.00117584879221409" calcext:value-type="float">
            <text:p>0.0011758488</text:p>
          </table:table-cell>
          <table:table-cell office:value-type="float" office:value="-0.00337581611184937" calcext:value-type="float">
            <text:p>-0.0033758161</text:p>
          </table:table-cell>
          <table:table-cell office:value-type="float" office:value="-0.00595508931116381" calcext:value-type="float">
            <text:p>-0.0059550893</text:p>
          </table:table-cell>
          <table:table-cell office:value-type="float" office:value="-0.00413442221912111" calcext:value-type="float">
            <text:p>-0.0041344222</text:p>
          </table:table-cell>
          <table:table-cell office:value-type="float" office:value="-0.00201031720583899" calcext:value-type="float">
            <text:p>-0.0020103172</text:p>
          </table:table-cell>
          <table:table-cell office:value-type="float" office:value="1.00754813557163" calcext:value-type="float">
            <text:p>1.0075481356</text:p>
          </table:table-cell>
          <table:table-cell office:value-type="float" office:value="1.02089972062301" calcext:value-type="float">
            <text:p>1.0208997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.96" calcext:value-type="float">
            <text:p>90.96</text:p>
          </table:table-cell>
          <table:table-cell office:value-type="float" office:value="0" calcext:value-type="float">
            <text:p>0</text:p>
          </table:table-cell>
          <table:table-cell office:value-type="float" office:value="2.84731450915248" calcext:value-type="float">
            <text:p>2.847314509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.03592016337243" calcext:value-type="float">
            <text:p>1.0359201634</text:p>
          </table:table-cell>
          <table:table-cell office:value-type="float" office:value="1.02393412244375" calcext:value-type="float">
            <text:p>1.0239341224</text:p>
          </table:table-cell>
          <table:table-cell office:value-type="float" office:value="1.02347897121398" calcext:value-type="float">
            <text:p>1.0234789712</text:p>
          </table:table-cell>
          <table:table-cell office:value-type="float" office:value="1.03167196465004" calcext:value-type="float">
            <text:p>1.0316719647</text:p>
          </table:table-cell>
          <table:table-cell office:value-type="float" office:value="1.02666512025577" calcext:value-type="float">
            <text:p>1.0266651203</text:p>
          </table:table-cell>
          <table:table-cell office:value-type="float" office:value="1.02438927367352" calcext:value-type="float">
            <text:p>1.0243892737</text:p>
          </table:table-cell>
          <table:table-cell office:value-type="float" office:value="1.02590656501728" calcext:value-type="float">
            <text:p>1.025906565</text:p>
          </table:table-cell>
          <table:table-cell office:value-type="float" office:value="1.01741007713911" calcext:value-type="float">
            <text:p>1.0174100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19" calcext:value-type="float">
            <text:p>95.19</text:p>
          </table:table-cell>
          <table:table-cell office:value-type="float" office:value="0" calcext:value-type="float">
            <text:p>0</text:p>
          </table:table-cell>
          <table:table-cell office:value-type="float" office:value="1019.57812118777" calcext:value-type="float">
            <text:p>1019.578121187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-0.00337581611184937" calcext:value-type="float">
            <text:p>-0.0033758161</text:p>
          </table:table-cell>
          <table:table-cell office:value-type="float" office:value="-0.00109998648586094" calcext:value-type="float">
            <text:p>-0.0010999865</text:p>
          </table:table-cell>
          <table:table-cell office:value-type="float" office:value="-0.00383097864579509" calcext:value-type="float">
            <text:p>-0.0038309786</text:p>
          </table:table-cell>
          <table:table-cell office:value-type="float" office:value="-0.00201031720583899" calcext:value-type="float">
            <text:p>-0.0020103172</text:p>
          </table:table-cell>
          <table:table-cell office:value-type="float" office:value="0.863260493197685" calcext:value-type="float">
            <text:p>0.8632604932</text:p>
          </table:table-cell>
          <table:table-cell office:value-type="float" office:value="1.02256866875443" calcext:value-type="float">
            <text:p>1.0225686688</text:p>
          </table:table-cell>
          <table:table-cell office:value-type="float" office:value="1.01998941816347" calcext:value-type="float">
            <text:p>1.0199894182</text:p>
          </table:table-cell>
          <table:table-cell office:value-type="float" office:value="1.00405858252111" calcext:value-type="float">
            <text:p>1.00405858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14" calcext:value-type="float">
            <text:p>56.14</text:p>
          </table:table-cell>
          <table:table-cell office:value-type="float" office:value="0" calcext:value-type="float">
            <text:p>0</text:p>
          </table:table-cell>
          <table:table-cell office:value-type="float" office:value="5.2418924081233" calcext:value-type="float">
            <text:p>5.241892408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0.00595508931116381" calcext:value-type="float">
            <text:p>-0.0059550893</text:p>
          </table:table-cell>
          <table:table-cell office:value-type="float" office:value="-0.00352753507246908" calcext:value-type="float">
            <text:p>-0.0035275351</text:p>
          </table:table-cell>
          <table:table-cell office:value-type="float" office:value="0.989796695010185" calcext:value-type="float">
            <text:p>0.989796695</text:p>
          </table:table-cell>
          <table:table-cell office:value-type="float" office:value="0.993893146511524" calcext:value-type="float">
            <text:p>0.9938931465</text:p>
          </table:table-cell>
          <table:table-cell office:value-type="float" office:value="0.996775891544597" calcext:value-type="float">
            <text:p>0.9967758915</text:p>
          </table:table-cell>
          <table:table-cell office:value-type="float" office:value="0.995713841863999" calcext:value-type="float">
            <text:p>0.9957138419</text:p>
          </table:table-cell>
          <table:table-cell office:value-type="float" office:value="0.999658636577671" calcext:value-type="float">
            <text:p>0.9996586366</text:p>
          </table:table-cell>
          <table:table-cell office:value-type="float" office:value="0.999203485347898" calcext:value-type="float">
            <text:p>0.99920348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61" calcext:value-type="float">
            <text:p>64.61</text:p>
          </table:table-cell>
          <table:table-cell office:value-type="float" office:value="0" calcext:value-type="float">
            <text:p>0</text:p>
          </table:table-cell>
          <table:table-cell office:value-type="float" office:value="26.9745855047471" calcext:value-type="float">
            <text:p>26.974585504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-0.00549992112513149" calcext:value-type="float">
            <text:p>-0.0054999211</text:p>
          </table:table-cell>
          <table:table-cell office:value-type="float" office:value="0.471210740818426" calcext:value-type="float">
            <text:p>0.4712107408</text:p>
          </table:table-cell>
          <table:table-cell office:value-type="float" office:value="0.970527963104987" calcext:value-type="float">
            <text:p>0.9705279631</text:p>
          </table:table-cell>
          <table:table-cell office:value-type="float" office:value="0.981755448795176" calcext:value-type="float">
            <text:p>0.9817554488</text:p>
          </table:table-cell>
          <table:table-cell office:value-type="float" office:value="0.982514004033668" calcext:value-type="float">
            <text:p>0.982514004</text:p>
          </table:table-cell>
          <table:table-cell office:value-type="float" office:value="0.999506889356618" calcext:value-type="float">
            <text:p>0.9995068894</text:p>
          </table:table-cell>
          <table:table-cell office:value-type="float" office:value="0.984182952165091" calcext:value-type="float">
            <text:p>0.9841829522</text:p>
          </table:table-cell>
          <table:table-cell office:value-type="float" office:value="0.980086500663753" calcext:value-type="float">
            <text:p>0.98008650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63.19" calcext:value-type="float">
            <text:p>63.19</text:p>
          </table:table-cell>
          <table:table-cell office:value-type="float" office:value="0" calcext:value-type="float">
            <text:p>0</text:p>
          </table:table-cell>
          <table:table-cell office:value-type="float" office:value="39.903862973989" calcext:value-type="float">
            <text:p>39.90386297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-0.00534820216451178" calcext:value-type="float">
            <text:p>-0.0053482022</text:p>
          </table:table-cell>
          <table:table-cell office:value-type="float" office:value="-0.00292064792581704" calcext:value-type="float">
            <text:p>-0.0029206479</text:p>
          </table:table-cell>
          <table:table-cell office:value-type="float" office:value="-0.00458959040515344" calcext:value-type="float">
            <text:p>-0.0045895904</text:p>
          </table:table-cell>
          <table:table-cell office:value-type="float" office:value="-0.00307237253852335" calcext:value-type="float">
            <text:p>-0.0030723725</text:p>
          </table:table-cell>
          <table:table-cell office:value-type="float" office:value="-0.00428614683182742" calcext:value-type="float">
            <text:p>-0.0042861468</text:p>
          </table:table-cell>
          <table:table-cell office:value-type="float" office:value="1.00223788716864" calcext:value-type="float">
            <text:p>1.0022378872</text:p>
          </table:table-cell>
          <table:table-cell office:value-type="float" office:value="0.985396749066742" calcext:value-type="float">
            <text:p>0.9853967491</text:p>
          </table:table-cell>
          <table:table-cell office:value-type="float" office:value="1.00178273593887" calcext:value-type="float">
            <text:p>1.0017827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float" office:value="0" calcext:value-type="float">
            <text:p>0</text:p>
          </table:table-cell>
          <table:table-cell office:value-type="float" office:value="4.78516366229354" calcext:value-type="float">
            <text:p>4.785163662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-0.00458959040515344" calcext:value-type="float">
            <text:p>-0.0045895904</text:p>
          </table:table-cell>
          <table:table-cell office:value-type="float" office:value="-0.00185859259313268" calcext:value-type="float">
            <text:p>-0.0018585926</text:p>
          </table:table-cell>
          <table:table-cell office:value-type="float" office:value="-0.00367925968517538" calcext:value-type="float">
            <text:p>-0.0036792597</text:p>
          </table:table-cell>
          <table:table-cell office:value-type="float" office:value="1.03925805963528" calcext:value-type="float">
            <text:p>1.0392580596</text:p>
          </table:table-cell>
          <table:table-cell office:value-type="float" office:value="1.02044456939324" calcext:value-type="float">
            <text:p>1.0204445694</text:p>
          </table:table-cell>
          <table:table-cell office:value-type="float" office:value="1.0240858696648" calcext:value-type="float">
            <text:p>1.0240858697</text:p>
          </table:table-cell>
          <table:table-cell office:value-type="float" office:value="1.01923077249159" calcext:value-type="float">
            <text:p>1.0192307725</text:p>
          </table:table-cell>
          <table:table-cell office:value-type="float" office:value="1.0139205240886" calcext:value-type="float">
            <text:p>1.0139205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86" calcext:value-type="float">
            <text:p>89.86</text:p>
          </table:table-cell>
          <table:table-cell office:value-type="float" office:value="0" calcext:value-type="float">
            <text:p>0</text:p>
          </table:table-cell>
          <table:table-cell office:value-type="float" office:value="21.1786455007092" calcext:value-type="float">
            <text:p>21.178645500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-0.00383097864579509" calcext:value-type="float">
            <text:p>-0.0038309786</text:p>
          </table:table-cell>
          <table:table-cell office:value-type="float" office:value="-0.00337581611184937" calcext:value-type="float">
            <text:p>-0.0033758161</text:p>
          </table:table-cell>
          <table:table-cell office:value-type="float" office:value="0.312206059703782" calcext:value-type="float">
            <text:p>0.3122060597</text:p>
          </table:table-cell>
          <table:table-cell office:value-type="float" office:value="0.967190066842141" calcext:value-type="float">
            <text:p>0.9671900668</text:p>
          </table:table-cell>
          <table:table-cell office:value-type="float" office:value="1.00466548097194" calcext:value-type="float">
            <text:p>1.004665481</text:p>
          </table:table-cell>
          <table:table-cell office:value-type="float" office:value="1.00542403621043" calcext:value-type="float">
            <text:p>1.0054240362</text:p>
          </table:table-cell>
          <table:table-cell office:value-type="float" office:value="0.982969155263441" calcext:value-type="float">
            <text:p>0.9829691553</text:p>
          </table:table-cell>
          <table:table-cell office:value-type="float" office:value="1.00876193247328" calcext:value-type="float">
            <text:p>1.0087619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74" calcext:value-type="float">
            <text:p>93.74</text:p>
          </table:table-cell>
          <table:table-cell office:value-type="float" office:value="0" calcext:value-type="float">
            <text:p>0</text:p>
          </table:table-cell>
          <table:table-cell office:value-type="float" office:value="26.3926725882054" calcext:value-type="float">
            <text:p>26.392672588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-0.00489303397847946" calcext:value-type="float">
            <text:p>-0.004893034</text:p>
          </table:table-cell>
          <table:table-cell office:value-type="float" office:value="0.0239341563562716" calcext:value-type="float">
            <text:p>0.0239341564</text:p>
          </table:table-cell>
          <table:table-cell office:value-type="float" office:value="-0.00458959040515344" calcext:value-type="float">
            <text:p>-0.0045895904</text:p>
          </table:table-cell>
          <table:table-cell office:value-type="float" office:value="-0.00322409149914306" calcext:value-type="float">
            <text:p>-0.0032240915</text:p>
          </table:table-cell>
          <table:table-cell office:value-type="float" office:value="-0.00732058821717419" calcext:value-type="float">
            <text:p>-0.0073205882</text:p>
          </table:table-cell>
          <table:table-cell office:value-type="float" office:value="-0.000341374726502595" calcext:value-type="float">
            <text:p>-0.0003413747</text:p>
          </table:table-cell>
          <table:table-cell office:value-type="float" office:value="0.999810383798723" calcext:value-type="float">
            <text:p>0.9998103838</text:p>
          </table:table-cell>
          <table:table-cell office:value-type="float" office:value="1.01134118306425" calcext:value-type="float">
            <text:p>1.01134118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  <table:table-cell office:value-type="float" office:value="2.37536435207562" calcext:value-type="float">
            <text:p>2.375364352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-0.00288943054862539" calcext:value-type="float">
            <text:p>-0.0028894305</text:p>
          </table:table-cell>
          <table:table-cell office:value-type="float" office:value="-0.00113382841910718" calcext:value-type="float">
            <text:p>-0.0011338284</text:p>
          </table:table-cell>
          <table:table-cell office:value-type="float" office:value="0.0322226719930101" calcext:value-type="float">
            <text:p>0.032222672</text:p>
          </table:table-cell>
          <table:table-cell office:value-type="float" office:value="0.00384038851475889" calcext:value-type="float">
            <text:p>0.0038403885</text:p>
          </table:table-cell>
          <table:table-cell office:value-type="float" office:value="1.01228922580686" calcext:value-type="float">
            <text:p>1.0122892258</text:p>
          </table:table-cell>
          <table:table-cell office:value-type="float" office:value="1.006437196908" calcext:value-type="float">
            <text:p>1.0064371969</text:p>
          </table:table-cell>
          <table:table-cell office:value-type="float" office:value="1.02911377619038" calcext:value-type="float">
            <text:p>1.0291137762</text:p>
          </table:table-cell>
          <table:table-cell office:value-type="float" office:value="1.01594673296841" calcext:value-type="float">
            <text:p>1.0159467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1.75" calcext:value-type="float">
            <text:p>91.75</text:p>
          </table:table-cell>
          <table:table-cell office:value-type="float" office:value="0" calcext:value-type="float">
            <text:p>0</text:p>
          </table:table-cell>
          <table:table-cell office:value-type="float" office:value="10.4785930184843" calcext:value-type="float">
            <text:p>10.478593018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.02435639150838" calcext:value-type="float">
            <text:p>1.0243563915</text:p>
          </table:table-cell>
          <table:table-cell office:value-type="float" office:value="1.01925239426796" calcext:value-type="float">
            <text:p>1.0192523943</text:p>
          </table:table-cell>
          <table:table-cell office:value-type="float" office:value="1.0060422011053" calcext:value-type="float">
            <text:p>1.0060422011</text:p>
          </table:table-cell>
          <table:table-cell office:value-type="float" office:value="1.02916010624719" calcext:value-type="float">
            <text:p>1.0291601062</text:p>
          </table:table-cell>
          <table:table-cell office:value-type="float" office:value="1.03186220138005" calcext:value-type="float">
            <text:p>1.0318622014</text:p>
          </table:table-cell>
          <table:table-cell office:value-type="float" office:value="1.0285596307203" calcext:value-type="float">
            <text:p>1.0285596307</text:p>
          </table:table-cell>
          <table:table-cell office:value-type="float" office:value="1.02630786986354" calcext:value-type="float">
            <text:p>1.0263078699</text:p>
          </table:table-cell>
          <table:table-cell office:value-type="float" office:value="1.00258948919475" calcext:value-type="float">
            <text:p>1.00258948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48.73" calcext:value-type="float">
            <text:p>48.73</text:p>
          </table:table-cell>
          <table:table-cell office:value-type="float" office:value="0" calcext:value-type="float">
            <text:p>0</text:p>
          </table:table-cell>
          <table:table-cell office:value-type="float" office:value="490.034529954096" calcext:value-type="float">
            <text:p>490.034529954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0540043477714165" calcext:value-type="float">
            <text:p>0.0540043478</text:p>
          </table:table-cell>
          <table:table-cell office:value-type="float" office:value="0.00266456261628757" calcext:value-type="float">
            <text:p>0.0026645626</text:p>
          </table:table-cell>
          <table:table-cell office:value-type="float" office:value="-0.00273962205714893" calcext:value-type="float">
            <text:p>-0.0027396221</text:p>
          </table:table-cell>
          <table:table-cell office:value-type="float" office:value="0.000262705246880005" calcext:value-type="float">
            <text:p>0.0002627052</text:p>
          </table:table-cell>
          <table:table-cell office:value-type="float" office:value="-0.00183892554362109" calcext:value-type="float">
            <text:p>-0.0018389255</text:p>
          </table:table-cell>
          <table:table-cell office:value-type="float" office:value="0.461119876511953" calcext:value-type="float">
            <text:p>0.4611198765</text:p>
          </table:table-cell>
          <table:table-cell office:value-type="float" office:value="1.03561510631588" calcext:value-type="float">
            <text:p>1.0356151063</text:p>
          </table:table-cell>
          <table:table-cell office:value-type="float" office:value="1.01850186696658" calcext:value-type="float">
            <text:p>1.0185018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.98" calcext:value-type="float">
            <text:p>68.98</text:p>
          </table:table-cell>
          <table:table-cell office:value-type="float" office:value="0" calcext:value-type="float">
            <text:p>0</text:p>
          </table:table-cell>
          <table:table-cell office:value-type="float" office:value="2.72559697206973" calcext:value-type="float">
            <text:p>2.725596972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00761840182909489" calcext:value-type="float">
            <text:p>0.0076184018</text:p>
          </table:table-cell>
          <table:table-cell office:value-type="float" office:value="0.000412818536333242" calcext:value-type="float">
            <text:p>0.0004128185</text:p>
          </table:table-cell>
          <table:table-cell office:value-type="float" office:value="-0.00183892554362109" calcext:value-type="float">
            <text:p>-0.0018389255</text:p>
          </table:table-cell>
          <table:table-cell office:value-type="float" office:value="0.0160999743658756" calcext:value-type="float">
            <text:p>0.0160999744</text:p>
          </table:table-cell>
          <table:table-cell office:value-type="float" office:value="-0.0019890444253438" calcext:value-type="float">
            <text:p>-0.0019890444</text:p>
          </table:table-cell>
          <table:table-cell office:value-type="float" office:value="0.000112586365157296" calcext:value-type="float">
            <text:p>0.0001125864</text:p>
          </table:table-cell>
          <table:table-cell office:value-type="float" office:value="0.998986725509719" calcext:value-type="float">
            <text:p>0.9989867255</text:p>
          </table:table-cell>
          <table:table-cell office:value-type="float" office:value="0.989079013530488" calcext:value-type="float">
            <text:p>0.9890790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.49" calcext:value-type="float">
            <text:p>65.49</text:p>
          </table:table-cell>
          <table:table-cell office:value-type="float" office:value="0" calcext:value-type="float">
            <text:p>0</text:p>
          </table:table-cell>
          <table:table-cell office:value-type="float" office:value="1.82317088910654" calcext:value-type="float">
            <text:p>1.823170889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00806875288199355" calcext:value-type="float">
            <text:p>0.0080687529</text:p>
          </table:table-cell>
          <table:table-cell office:value-type="float" office:value="0.00116340176040784" calcext:value-type="float">
            <text:p>0.0011634018</text:p>
          </table:table-cell>
          <table:table-cell office:value-type="float" office:value="0.961157393649777" calcext:value-type="float">
            <text:p>0.9611573936</text:p>
          </table:table-cell>
          <table:table-cell office:value-type="float" office:value="0.994183010770904" calcext:value-type="float">
            <text:p>0.9941830108</text:p>
          </table:table-cell>
          <table:table-cell office:value-type="float" office:value="0.970014295826028" calcext:value-type="float">
            <text:p>0.9700142958</text:p>
          </table:table-cell>
          <table:table-cell office:value-type="float" office:value="0.978720967275166" calcext:value-type="float">
            <text:p>0.9787209673</text:p>
          </table:table-cell>
          <table:table-cell office:value-type="float" office:value="0.994783486297795" calcext:value-type="float">
            <text:p>0.9947834863</text:p>
          </table:table-cell>
          <table:table-cell office:value-type="float" office:value="0.990279964584269" calcext:value-type="float">
            <text:p>0.99027996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07" calcext:value-type="float">
            <text:p>84.07</text:p>
          </table:table-cell>
          <table:table-cell office:value-type="float" office:value="0" calcext:value-type="float">
            <text:p>0</text:p>
          </table:table-cell>
          <table:table-cell office:value-type="float" office:value="32.6824874896908" calcext:value-type="float">
            <text:p>32.682487489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0118216634100971" calcext:value-type="float">
            <text:p>0.0118216634</text:p>
          </table:table-cell>
          <table:table-cell office:value-type="float" office:value="0.00146363393158379" calcext:value-type="float">
            <text:p>0.0014636339</text:p>
          </table:table-cell>
          <table:table-cell office:value-type="float" office:value="-0.0012384612012692" calcext:value-type="float">
            <text:p>-0.0012384612</text:p>
          </table:table-cell>
          <table:table-cell office:value-type="float" office:value="0.00131351504986108" calcext:value-type="float">
            <text:p>0.001313515</text:p>
          </table:table-cell>
          <table:table-cell office:value-type="float" office:value="0.768708253166636" calcext:value-type="float">
            <text:p>0.7687082532</text:p>
          </table:table-cell>
          <table:table-cell office:value-type="float" office:value="0.99043010583507" calcext:value-type="float">
            <text:p>0.9904301058</text:p>
          </table:table-cell>
          <table:table-cell office:value-type="float" office:value="1.00033772833799" calcext:value-type="float">
            <text:p>1.0003377283</text:p>
          </table:table-cell>
          <table:table-cell office:value-type="float" office:value="0.989829630308179" calcext:value-type="float">
            <text:p>0.9898296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0" calcext:value-type="float">
            <text:p>0</text:p>
          </table:table-cell>
          <table:table-cell office:value-type="float" office:value="8.16748977748719" calcext:value-type="float">
            <text:p>8.167489777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-0.00138857449072243" calcext:value-type="float">
            <text:p>-0.0013885745</text:p>
          </table:table-cell>
          <table:table-cell office:value-type="float" office:value="0.101140882530082" calcext:value-type="float">
            <text:p>0.1011408825</text:p>
          </table:table-cell>
          <table:table-cell office:value-type="float" office:value="0.862380824787998" calcext:value-type="float">
            <text:p>0.8623808248</text:p>
          </table:table-cell>
          <table:table-cell office:value-type="float" office:value="0.997185298929047" calcext:value-type="float">
            <text:p>0.9971852989</text:p>
          </table:table-cell>
          <table:table-cell office:value-type="float" office:value="0.962358344703559" calcext:value-type="float">
            <text:p>0.9623583447</text:p>
          </table:table-cell>
          <table:table-cell office:value-type="float" office:value="0.988028203727506" calcext:value-type="float">
            <text:p>0.9880282037</text:p>
          </table:table-cell>
          <table:table-cell office:value-type="float" office:value="0.99958720103661" calcext:value-type="float">
            <text:p>0.999587201</text:p>
          </table:table-cell>
          <table:table-cell office:value-type="float" office:value="0.995083679323085" calcext:value-type="float">
            <text:p>0.99508367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67" calcext:value-type="float">
            <text:p>86.67</text:p>
          </table:table-cell>
          <table:table-cell office:value-type="float" office:value="0" calcext:value-type="float">
            <text:p>0</text:p>
          </table:table-cell>
          <table:table-cell office:value-type="float" office:value="38.2953694730341" calcext:value-type="float">
            <text:p>38.29536947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-0.00168880666189838" calcext:value-type="float">
            <text:p>-0.0016888067</text:p>
          </table:table-cell>
          <table:table-cell office:value-type="float" office:value="0.69094796984079" calcext:value-type="float">
            <text:p>0.6909479698</text:p>
          </table:table-cell>
          <table:table-cell office:value-type="float" office:value="0.978270632999076" calcext:value-type="float">
            <text:p>0.978270633</text:p>
          </table:table-cell>
          <table:table-cell office:value-type="float" office:value="1.00243943742026" calcext:value-type="float">
            <text:p>1.0024394374</text:p>
          </table:table-cell>
          <table:table-cell office:value-type="float" office:value="0.978720967275166" calcext:value-type="float">
            <text:p>0.9787209673</text:p>
          </table:table-cell>
          <table:table-cell office:value-type="float" office:value="0.992081391164942" calcext:value-type="float">
            <text:p>0.9920813912</text:p>
          </table:table-cell>
          <table:table-cell office:value-type="float" office:value="0.993132200967923" calcext:value-type="float">
            <text:p>0.993132201</text:p>
          </table:table-cell>
          <table:table-cell office:value-type="float" office:value="0.995383961824686" calcext:value-type="float">
            <text:p>0.99538396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float" office:value="32.2092014219246" calcext:value-type="float">
            <text:p>32.209201421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0.00138857449072243" calcext:value-type="float">
            <text:p>-0.0013885745</text:p>
          </table:table-cell>
          <table:table-cell office:value-type="float" office:value="-0.000788110148370543" calcext:value-type="float">
            <text:p>-0.0007881101</text:p>
          </table:table-cell>
          <table:table-cell office:value-type="float" office:value="-0.0019890444253438" calcext:value-type="float">
            <text:p>-0.0019890444</text:p>
          </table:table-cell>
          <table:table-cell office:value-type="float" office:value="0.00116340176040784" calcext:value-type="float">
            <text:p>0.0011634018</text:p>
          </table:table-cell>
          <table:table-cell office:value-type="float" office:value="-0.00183892554362109" calcext:value-type="float">
            <text:p>-0.0018389255</text:p>
          </table:table-cell>
          <table:table-cell office:value-type="float" office:value="0.992531725441032" calcext:value-type="float">
            <text:p>0.9925317254</text:p>
          </table:table-cell>
          <table:table-cell office:value-type="float" office:value="0.995984347875265" calcext:value-type="float">
            <text:p>0.9959843479</text:p>
          </table:table-cell>
          <table:table-cell office:value-type="float" office:value="1.00664267663219" calcext:value-type="float">
            <text:p>1.006642676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53.76" calcext:value-type="float">
            <text:p>53.76</text:p>
          </table:table-cell>
          <table:table-cell office:value-type="float" office:value="0" calcext:value-type="float">
            <text:p>0</text:p>
          </table:table-cell>
          <table:table-cell office:value-type="float" office:value="2.76990085413753" calcext:value-type="float">
            <text:p>2.769900854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-0.000037526924295941" calcext:value-type="float">
            <text:p>-3.7526924295941E-005</text:p>
          </table:table-cell>
          <table:table-cell office:value-type="float" office:value="-0.000788110148370543" calcext:value-type="float">
            <text:p>-0.0007881101</text:p>
          </table:table-cell>
          <table:table-cell office:value-type="float" office:value="-0.00228927659651975" calcext:value-type="float">
            <text:p>-0.0022892766</text:p>
          </table:table-cell>
          <table:table-cell office:value-type="float" office:value="0.912970015534514" calcext:value-type="float">
            <text:p>0.9129700155</text:p>
          </table:table-cell>
          <table:table-cell office:value-type="float" office:value="0.989229154781288" calcext:value-type="float">
            <text:p>0.9892291548</text:p>
          </table:table-cell>
          <table:table-cell office:value-type="float" office:value="0.986226863044093" calcext:value-type="float">
            <text:p>0.986226863</text:p>
          </table:table-cell>
          <table:table-cell office:value-type="float" office:value="0.997035247154558" calcext:value-type="float">
            <text:p>0.9970352472</text:p>
          </table:table-cell>
          <table:table-cell office:value-type="float" office:value="1.01489901380524" calcext:value-type="float">
            <text:p>1.01489901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.78" calcext:value-type="float">
            <text:p>62.78</text:p>
          </table:table-cell>
          <table:table-cell office:value-type="float" office:value="0" calcext:value-type="float">
            <text:p>0</text:p>
          </table:table-cell>
          <table:table-cell office:value-type="float" office:value="11.8675563705817" calcext:value-type="float">
            <text:p>11.867556370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-0.00153869337244514" calcext:value-type="float">
            <text:p>-0.0015386934</text:p>
          </table:table-cell>
          <table:table-cell office:value-type="float" office:value="-0.000037526924295941" calcext:value-type="float">
            <text:p>-3.7526924295941E-005</text:p>
          </table:table-cell>
          <table:table-cell office:value-type="float" office:value="0.126060191883572" calcext:value-type="float">
            <text:p>0.1260601919</text:p>
          </table:table-cell>
          <table:table-cell office:value-type="float" office:value="1.01594982360822" calcext:value-type="float">
            <text:p>1.0159498236</text:p>
          </table:table-cell>
          <table:table-cell office:value-type="float" office:value="0.995383961824686" calcext:value-type="float">
            <text:p>0.9953839618</text:p>
          </table:table-cell>
          <table:table-cell office:value-type="float" office:value="1.00529158432761" calcext:value-type="float">
            <text:p>1.0052915843</text:p>
          </table:table-cell>
          <table:table-cell office:value-type="float" office:value="0.999737342287411" calcext:value-type="float">
            <text:p>0.9997373423</text:p>
          </table:table-cell>
          <table:table-cell office:value-type="float" office:value="1.0111461088694" calcext:value-type="float">
            <text:p>1.01114610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3.52" calcext:value-type="float">
            <text:p>53.52</text:p>
          </table:table-cell>
          <table:table-cell office:value-type="float" office:value="0" calcext:value-type="float">
            <text:p>0</text:p>
          </table:table-cell>
          <table:table-cell office:value-type="float" office:value="14.9421221898537" calcext:value-type="float">
            <text:p>14.942122189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-0.00183892554362109" calcext:value-type="float">
            <text:p>-0.0018389255</text:p>
          </table:table-cell>
          <table:table-cell office:value-type="float" office:value="0.000713050707509188" calcext:value-type="float">
            <text:p>0.0007130507</text:p>
          </table:table-cell>
          <table:table-cell office:value-type="float" office:value="-0.0019890444253438" calcext:value-type="float">
            <text:p>-0.0019890444</text:p>
          </table:table-cell>
          <table:table-cell office:value-type="float" office:value="0.00101328287868513" calcext:value-type="float">
            <text:p>0.0010132829</text:p>
          </table:table-cell>
          <table:table-cell office:value-type="float" office:value="0.00146363393158379" calcext:value-type="float">
            <text:p>0.0014636339</text:p>
          </table:table-cell>
          <table:table-cell office:value-type="float" office:value="0.00296479478746352" calcext:value-type="float">
            <text:p>0.0029647948</text:p>
          </table:table-cell>
          <table:table-cell office:value-type="float" office:value="1.01534943755764" calcext:value-type="float">
            <text:p>1.0153494376</text:p>
          </table:table-cell>
          <table:table-cell office:value-type="float" office:value="1.02135401387392" calcext:value-type="float">
            <text:p>1.0213540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1.488202186816" calcext:value-type="float">
            <text:p>1.488202186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00310888490240185" calcext:value-type="float">
            <text:p>0.0031088849</text:p>
          </table:table-cell>
          <table:table-cell office:value-type="float" office:value="0.0481694158616539" calcext:value-type="float">
            <text:p>0.0481694159</text:p>
          </table:table-cell>
          <table:table-cell office:value-type="float" office:value="0.0006217791605266" calcext:value-type="float">
            <text:p>0.0006217792</text:p>
          </table:table-cell>
          <table:table-cell office:value-type="float" office:value="0.000475476258008962" calcext:value-type="float">
            <text:p>0.0004754763</text:p>
          </table:table-cell>
          <table:table-cell office:value-type="float" office:value="0.0105702075781432" calcext:value-type="float">
            <text:p>0.0105702076</text:p>
          </table:table-cell>
          <table:table-cell office:value-type="float" office:value="1.01009470406956" calcext:value-type="float">
            <text:p>1.0100947041</text:p>
          </table:table-cell>
          <table:table-cell office:value-type="float" office:value="0.996927660847592" calcext:value-type="float">
            <text:p>0.9969276608</text:p>
          </table:table-cell>
          <table:table-cell office:value-type="float" office:value="0.988295985803212" calcext:value-type="float">
            <text:p>0.98829598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95" calcext:value-type="float">
            <text:p>61.95</text:p>
          </table:table-cell>
          <table:table-cell office:value-type="float" office:value="0" calcext:value-type="float">
            <text:p>0</text:p>
          </table:table-cell>
          <table:table-cell office:value-type="float" office:value="3.65497236481074" calcext:value-type="float">
            <text:p>3.654972364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046734107911604" calcext:value-type="float">
            <text:p>0.0467341079</text:p>
          </table:table-cell>
          <table:table-cell office:value-type="float" office:value="0.0221024809440554" calcext:value-type="float">
            <text:p>0.0221024809</text:p>
          </table:table-cell>
          <table:table-cell office:value-type="float" office:value="-0.000476503160328201" calcext:value-type="float">
            <text:p>-0.0004765032</text:p>
          </table:table-cell>
          <table:table-cell office:value-type="float" office:value="-0.000769736294522635" calcext:value-type="float">
            <text:p>-0.0007697363</text:p>
          </table:table-cell>
          <table:table-cell office:value-type="float" office:value="0.00480169871707363" calcext:value-type="float">
            <text:p>0.0048016987</text:p>
          </table:table-cell>
          <table:table-cell office:value-type="float" office:value="0.618539691809311" calcext:value-type="float">
            <text:p>0.6185396918</text:p>
          </table:table-cell>
          <table:table-cell office:value-type="float" office:value="0.960450083394027" calcext:value-type="float">
            <text:p>0.9604500834</text:p>
          </table:table-cell>
          <table:table-cell office:value-type="float" office:value="0.952679413530728" calcext:value-type="float">
            <text:p>0.9526794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.85" calcext:value-type="float">
            <text:p>70.85</text:p>
          </table:table-cell>
          <table:table-cell office:value-type="float" office:value="0" calcext:value-type="float">
            <text:p>0</text:p>
          </table:table-cell>
          <table:table-cell office:value-type="float" office:value="2.98762781010178" calcext:value-type="float">
            <text:p>2.987627810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00480169871707363" calcext:value-type="float">
            <text:p>0.0048016987</text:p>
          </table:table-cell>
          <table:table-cell office:value-type="float" office:value="0.0027490667777126" calcext:value-type="float">
            <text:p>0.0027490668</text:p>
          </table:table-cell>
          <table:table-cell office:value-type="float" office:value="-0.00707426233445803" calcext:value-type="float">
            <text:p>-0.0070742623</text:p>
          </table:table-cell>
          <table:table-cell office:value-type="float" office:value="-0.00648779606606916" calcext:value-type="float">
            <text:p>-0.0064877961</text:p>
          </table:table-cell>
          <table:table-cell office:value-type="float" office:value="-0.00780734790089513" calcext:value-type="float">
            <text:p>-0.0078073479</text:p>
          </table:table-cell>
          <table:table-cell office:value-type="float" office:value="0.950919981954149" calcext:value-type="float">
            <text:p>0.950919982</text:p>
          </table:table-cell>
          <table:table-cell office:value-type="float" office:value="0.984202016420894" calcext:value-type="float">
            <text:p>0.9842020164</text:p>
          </table:table-cell>
          <table:table-cell office:value-type="float" office:value="0.974671914981016" calcext:value-type="float">
            <text:p>0.9746719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93" calcext:value-type="float">
            <text:p>61.93</text:p>
          </table:table-cell>
          <table:table-cell office:value-type="float" office:value="0" calcext:value-type="float">
            <text:p>0</text:p>
          </table:table-cell>
          <table:table-cell office:value-type="float" office:value="2.95835773991056" calcext:value-type="float">
            <text:p>2.958357739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00421523244868477" calcext:value-type="float">
            <text:p>0.0042152324</text:p>
          </table:table-cell>
          <table:table-cell office:value-type="float" office:value="0.00656110298414226" calcext:value-type="float">
            <text:p>0.006561103</text:p>
          </table:table-cell>
          <table:table-cell office:value-type="float" office:value="-0.00648779606606916" calcext:value-type="float">
            <text:p>-0.0064877961</text:p>
          </table:table-cell>
          <table:table-cell office:value-type="float" office:value="-0.00751411476670069" calcext:value-type="float">
            <text:p>-0.0075141148</text:p>
          </table:table-cell>
          <table:table-cell office:value-type="float" office:value="0.0484935067167706" calcext:value-type="float">
            <text:p>0.0484935067</text:p>
          </table:table-cell>
          <table:table-cell office:value-type="float" office:value="-0.00590132979768029" calcext:value-type="float">
            <text:p>-0.0059013298</text:p>
          </table:table-cell>
          <table:table-cell office:value-type="float" office:value="0.957077948776958" calcext:value-type="float">
            <text:p>0.9570779488</text:p>
          </table:table-cell>
          <table:table-cell office:value-type="float" office:value="0.964408782593721" calcext:value-type="float">
            <text:p>0.9644087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.32" calcext:value-type="float">
            <text:p>90.32</text:p>
          </table:table-cell>
          <table:table-cell office:value-type="float" office:value="0" calcext:value-type="float">
            <text:p>0</text:p>
          </table:table-cell>
          <table:table-cell office:value-type="float" office:value="2.07469478932207" calcext:value-type="float">
            <text:p>2.074694789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float" office:value="0.986841120090547" calcext:value-type="float">
            <text:p>0.9868411201</text:p>
          </table:table-cell>
          <table:table-cell table:style-name="ce3" office:value-type="float" office:value="0.977457659796325" calcext:value-type="float">
            <text:p>0.9774576598</text:p>
          </table:table-cell>
          <table:table-cell table:style-name="ce3" office:value-type="float" office:value="0.962062873824949" calcext:value-type="float">
            <text:p>0.9620628738</text:p>
          </table:table-cell>
          <table:table-cell table:style-name="ce3" office:value-type="float" office:value="0.958690739207881" calcext:value-type="float">
            <text:p>0.9586907392</text:p>
          </table:table-cell>
          <table:table-cell table:style-name="ce3" office:value-type="float" office:value="0.963089187063679" calcext:value-type="float">
            <text:p>0.9630891871</text:p>
          </table:table-cell>
          <table:table-cell table:style-name="ce3" office:value-type="float" office:value="0.953852367915114" calcext:value-type="float">
            <text:p>0.9538523679</text:p>
          </table:table-cell>
          <table:table-cell table:style-name="ce3" office:value-type="float" office:value="0.972472647357901" calcext:value-type="float">
            <text:p>0.9724726474</text:p>
          </table:table-cell>
          <table:table-cell table:style-name="ce3" office:value-type="float" office:value="0.972619288503557" calcext:value-type="float">
            <text:p>0.97261928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8.82" calcext:value-type="float">
            <text:p>48.82</text:p>
          </table:table-cell>
          <table:table-cell office:value-type="float" office:value="0" calcext:value-type="float">
            <text:p>0</text:p>
          </table:table-cell>
          <table:table-cell office:value-type="float" office:value="493.283823960877" calcext:value-type="float">
            <text:p>493.283823960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865002602630453" calcext:value-type="float">
            <text:p>0.8650026026</text:p>
          </table:table-cell>
          <table:table-cell office:value-type="float" office:value="0.964555336348945" calcext:value-type="float">
            <text:p>0.9645553363</text:p>
          </table:table-cell>
          <table:table-cell office:value-type="float" office:value="0.963675664255872" calcext:value-type="float">
            <text:p>0.9636756643</text:p>
          </table:table-cell>
          <table:table-cell office:value-type="float" office:value="0.968807230449519" calcext:value-type="float">
            <text:p>0.9688072304</text:p>
          </table:table-cell>
          <table:table-cell office:value-type="float" office:value="0.984202016420894" calcext:value-type="float">
            <text:p>0.9842020164</text:p>
          </table:table-cell>
          <table:table-cell office:value-type="float" office:value="0.967341081164253" calcext:value-type="float">
            <text:p>0.9673410812</text:p>
          </table:table-cell>
          <table:table-cell office:value-type="float" office:value="0.965141813541138" calcext:value-type="float">
            <text:p>0.9651418135</text:p>
          </table:table-cell>
          <table:table-cell office:value-type="float" office:value="0.956491471584765" calcext:value-type="float">
            <text:p>0.95649147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95" calcext:value-type="float">
            <text:p>67.95</text:p>
          </table:table-cell>
          <table:table-cell office:value-type="float" office:value="0" calcext:value-type="float">
            <text:p>0</text:p>
          </table:table-cell>
          <table:table-cell office:value-type="float" office:value="198.813811928682" calcext:value-type="float">
            <text:p>198.813811928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0.00619456293187473" calcext:value-type="float">
            <text:p>-0.0061945629</text:p>
          </table:table-cell>
          <table:table-cell office:value-type="float" office:value="-0.00458177796285433" calcext:value-type="float">
            <text:p>-0.004581778</text:p>
          </table:table-cell>
          <table:table-cell office:value-type="float" office:value="-0.00751411476670069" calcext:value-type="float">
            <text:p>-0.0075141148</text:p>
          </table:table-cell>
          <table:table-cell office:value-type="float" office:value="-0.00179605499515417" calcext:value-type="float">
            <text:p>-0.001796055</text:p>
          </table:table-cell>
          <table:table-cell office:value-type="float" office:value="0.977311018650668" calcext:value-type="float">
            <text:p>0.9773110187</text:p>
          </table:table-cell>
          <table:table-cell office:value-type="float" office:value="0.98669447894489" calcext:value-type="float">
            <text:p>0.9866944789</text:p>
          </table:table-cell>
          <table:table-cell office:value-type="float" office:value="0.970420020880442" calcext:value-type="float">
            <text:p>0.9704200209</text:p>
          </table:table-cell>
          <table:table-cell office:value-type="float" office:value="0.999596802392269" calcext:value-type="float">
            <text:p>0.99959680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.73" calcext:value-type="float">
            <text:p>65.73</text:p>
          </table:table-cell>
          <table:table-cell office:value-type="float" office:value="0" calcext:value-type="float">
            <text:p>0</text:p>
          </table:table-cell>
          <table:table-cell office:value-type="float" office:value="7.01154477983622" calcext:value-type="float">
            <text:p>7.011544779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-0.00780734790089513" calcext:value-type="float">
            <text:p>-0.0078073479</text:p>
          </table:table-cell>
          <table:table-cell office:value-type="float" office:value="-0.0051682442312432" calcext:value-type="float">
            <text:p>-0.0051682442</text:p>
          </table:table-cell>
          <table:table-cell office:value-type="float" office:value="-0.0069276430364098" calcext:value-type="float">
            <text:p>-0.006927643</text:p>
          </table:table-cell>
          <table:table-cell office:value-type="float" office:value="-0.00458177796285433" calcext:value-type="float">
            <text:p>-0.004581778</text:p>
          </table:table-cell>
          <table:table-cell office:value-type="float" office:value="-0.0069276430364098" calcext:value-type="float">
            <text:p>-0.006927643</text:p>
          </table:table-cell>
          <table:table-cell office:value-type="float" office:value="0.99211932742985" calcext:value-type="float">
            <text:p>0.9921193274</text:p>
          </table:table-cell>
          <table:table-cell office:value-type="float" office:value="0.953412531868577" calcext:value-type="float">
            <text:p>0.9534125319</text:p>
          </table:table-cell>
          <table:table-cell office:value-type="float" office:value="0.972619288503557" calcext:value-type="float">
            <text:p>0.97261928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0" office:value-type="float" office:value="60.66" calcext:value-type="float">
            <text:p>60.66</text:p>
          </table:table-cell>
          <table:table-cell office:value-type="float" office:value="0" calcext:value-type="float">
            <text:p>0</text:p>
          </table:table-cell>
          <table:table-cell office:value-type="float" office:value="3.45557785032248" calcext:value-type="float">
            <text:p>3.455577850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-0.00648779606606916" calcext:value-type="float">
            <text:p>-0.0064877961</text:p>
          </table:table-cell>
          <table:table-cell office:value-type="float" office:value="-0.00502162493319497" calcext:value-type="float">
            <text:p>-0.0050216249</text:p>
          </table:table-cell>
          <table:table-cell office:value-type="float" office:value="-0.00575471049963206" calcext:value-type="float">
            <text:p>-0.0057547105</text:p>
          </table:table-cell>
          <table:table-cell office:value-type="float" office:value="0.949453832668883" calcext:value-type="float">
            <text:p>0.9494538327</text:p>
          </table:table-cell>
          <table:table-cell office:value-type="float" office:value="0.974525361225792" calcext:value-type="float">
            <text:p>0.9745253612</text:p>
          </table:table-cell>
          <table:table-cell office:value-type="float" office:value="0.980536599512513" calcext:value-type="float">
            <text:p>0.9805365995</text:p>
          </table:table-cell>
          <table:table-cell office:value-type="float" office:value="0.971006498072635" calcext:value-type="float">
            <text:p>0.9710064981</text:p>
          </table:table-cell>
          <table:table-cell office:value-type="float" office:value="0.976871182604132" calcext:value-type="float">
            <text:p>0.9768711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52" calcext:value-type="float">
            <text:p>95.52</text:p>
          </table:table-cell>
          <table:table-cell office:value-type="float" office:value="0" calcext:value-type="float">
            <text:p>0</text:p>
          </table:table-cell>
          <table:table-cell office:value-type="float" office:value="19.0258550346757" calcext:value-type="float">
            <text:p>19.025855034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-0.00414192553061166" calcext:value-type="float">
            <text:p>-0.0041419255</text:p>
          </table:table-cell>
          <table:table-cell office:value-type="float" office:value="0.688915775101623" calcext:value-type="float">
            <text:p>0.6889157751</text:p>
          </table:table-cell>
          <table:table-cell office:value-type="float" office:value="0.971006498072635" calcext:value-type="float">
            <text:p>0.9710064981</text:p>
          </table:table-cell>
          <table:table-cell office:value-type="float" office:value="0.99857048915354" calcext:value-type="float">
            <text:p>0.9985704892</text:p>
          </table:table-cell>
          <table:table-cell office:value-type="float" office:value="0.990359895853271" calcext:value-type="float">
            <text:p>0.9903598959</text:p>
          </table:table-cell>
          <table:table-cell office:value-type="float" office:value="0.989187028859318" calcext:value-type="float">
            <text:p>0.9891870289</text:p>
          </table:table-cell>
          <table:table-cell office:value-type="float" office:value="0.971153139218291" calcext:value-type="float">
            <text:p>0.9711531392</text:p>
          </table:table-cell>
          <table:table-cell office:value-type="float" office:value="1.00531484577811" calcext:value-type="float">
            <text:p>1.00531484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.98" calcext:value-type="float">
            <text:p>90.98</text:p>
          </table:table-cell>
          <table:table-cell office:value-type="float" office:value="0" calcext:value-type="float">
            <text:p>0</text:p>
          </table:table-cell>
          <table:table-cell office:value-type="float" office:value="64.2553851230733" calcext:value-type="float">
            <text:p>64.255385123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-0.00296899299383393" calcext:value-type="float">
            <text:p>-0.002968993</text:p>
          </table:table-cell>
          <table:table-cell office:value-type="float" office:value="-0.00238252126354303" calcext:value-type="float">
            <text:p>-0.0023825213</text:p>
          </table:table-cell>
          <table:table-cell office:value-type="float" office:value="0.626896838864803" calcext:value-type="float">
            <text:p>0.6268968389</text:p>
          </table:table-cell>
          <table:table-cell office:value-type="float" office:value="0.971739616410484" calcext:value-type="float">
            <text:p>0.9717396164</text:p>
          </table:table-cell>
          <table:table-cell office:value-type="float" office:value="0.993878759006429" calcext:value-type="float">
            <text:p>0.993878759</text:p>
          </table:table-cell>
          <table:table-cell office:value-type="float" office:value="0.964408782593721" calcext:value-type="float">
            <text:p>0.9644087826</text:p>
          </table:table-cell>
          <table:table-cell office:value-type="float" office:value="0.974965197272329" calcext:value-type="float">
            <text:p>0.9749651973</text:p>
          </table:table-cell>
          <table:table-cell office:value-type="float" office:value="0.999743443537926" calcext:value-type="float">
            <text:p>0.99974344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.01" calcext:value-type="float">
            <text:p>58.01</text:p>
          </table:table-cell>
          <table:table-cell office:value-type="float" office:value="0" calcext:value-type="float">
            <text:p>0</text:p>
          </table:table-cell>
          <table:table-cell office:value-type="float" office:value="19.9194852054548" calcext:value-type="float">
            <text:p>19.919485205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.00751411340123" calcext:value-type="float">
            <text:p>1.0075141134</text:p>
          </table:table-cell>
          <table:table-cell office:value-type="float" office:value="0.956784666485646" calcext:value-type="float">
            <text:p>0.9567846665</text:p>
          </table:table-cell>
          <table:table-cell office:value-type="float" office:value="0.987134402381859" calcext:value-type="float">
            <text:p>0.9871344024</text:p>
          </table:table-cell>
          <table:table-cell office:value-type="float" office:value="0.975698228219746" calcext:value-type="float">
            <text:p>0.9756982282</text:p>
          </table:table-cell>
          <table:table-cell office:value-type="float" office:value="0.991972686284194" calcext:value-type="float">
            <text:p>0.9919726863</text:p>
          </table:table-cell>
          <table:table-cell office:value-type="float" office:value="0.997984011961347" calcext:value-type="float">
            <text:p>0.997984012</text:p>
          </table:table-cell>
          <table:table-cell office:value-type="float" office:value="0.981562912751243" calcext:value-type="float">
            <text:p>0.9815629128</text:p>
          </table:table-cell>
          <table:table-cell office:value-type="float" office:value="1.00766075454688" calcext:value-type="float">
            <text:p>1.0076607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1" calcext:value-type="float">
            <text:p>86.1</text:p>
          </table:table-cell>
          <table:table-cell office:value-type="float" office:value="0" calcext:value-type="float">
            <text:p>0</text:p>
          </table:table-cell>
          <table:table-cell office:value-type="float" office:value="1210.45530692403" calcext:value-type="float">
            <text:p>1210.45530692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-0.000841228064187483" calcext:value-type="float">
            <text:p>-0.0008412281</text:p>
          </table:table-cell>
          <table:table-cell office:value-type="float" office:value="-0.00171902912894659" calcext:value-type="float">
            <text:p>-0.0017190291</text:p>
          </table:table-cell>
          <table:table-cell office:value-type="float" office:value="-0.00303573345114303" calcext:value-type="float">
            <text:p>-0.0030357335</text:p>
          </table:table-cell>
          <table:table-cell office:value-type="float" office:value="0.00237738129004481" calcext:value-type="float">
            <text:p>0.0023773813</text:p>
          </table:table-cell>
          <table:table-cell office:value-type="float" office:value="0.437182260816671" calcext:value-type="float">
            <text:p>0.4371822608</text:p>
          </table:table-cell>
          <table:table-cell office:value-type="float" office:value="1.01404486063707" calcext:value-type="float">
            <text:p>1.0140448606</text:p>
          </table:table-cell>
          <table:table-cell office:value-type="float" office:value="1.02457849521464" calcext:value-type="float">
            <text:p>1.0245784952</text:p>
          </table:table-cell>
          <table:table-cell office:value-type="float" office:value="1.0156541707643" calcext:value-type="float">
            <text:p>1.01565417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.53" calcext:value-type="float">
            <text:p>76.53</text:p>
          </table:table-cell>
          <table:table-cell office:value-type="float" office:value="0" calcext:value-type="float">
            <text:p>0</text:p>
          </table:table-cell>
          <table:table-cell office:value-type="float" office:value="5.97618772802977" calcext:value-type="float">
            <text:p>5.976187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1:41:23.525840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08-11T11:28:40.148591722</meta:creation-date>
    <dc:date>2014-10-03T11:41:38.883807199</dc:date>
    <dc:creator>Trevor Hinkley</dc:creator>
    <meta:editing-duration>P0D</meta:editing-duration>
    <meta:editing-cycles>2</meta:editing-cycles>
    <meta:generator>LibreOffice/4.2.6.3$Linux_X86_64 LibreOffice_project/420m0$Build-3</meta:generator>
    <meta:document-statistic meta:table-count="1" meta:cell-count="1454" meta:object-count="0"/>
  </office:meta>
</office:document-meta>
</file>